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96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17.97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75.86mm"/>
    </style:style>
    <style:style style:name="co8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6mm" fo:break-before="auto" style:use-optimal-row-height="true"/>
    </style:style>
    <style:style style:name="ro3" style:family="table-row">
      <style:table-row-properties style:row-height="8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Consolas"/>
    </style:style>
    <style:style style:name="ce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style:font-name="Consolas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style:font-name="Consolas"/>
    </style:style>
    <style:style style:name="ce8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end" fo:margin-left="0mm"/>
      <style:text-properties style:font-name="Consolas"/>
    </style:style>
    <style:style style:name="ce5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end" fo:margin-left="0mm"/>
      <style:text-properties style:font-name="Consolas"/>
    </style:style>
    <style:style style:name="ce1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mm"/>
      <style:text-properties style:font-name="Consolas"/>
    </style:style>
    <style:style style:name="ce12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end" fo:margin-left="0mm"/>
      <style:text-properties style:font-name="Consolas"/>
    </style:style>
    <style:style style:name="ce13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end" fo:margin-left="0mm"/>
      <style:text-properties style:font-name="Consolas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3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26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35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3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42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style:font-name="Consolas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nsolas"/>
    </style:style>
    <style:style style:name="ce19" style:family="table-cell" style:parent-style-name="Default" style:data-style-name="N61">
      <style:table-cell-properties style:text-align-source="fix" style:repeat-content="false"/>
      <style:paragraph-properties fo:text-align="start" fo:margin-left="0mm"/>
      <style:text-properties style:font-name="Consolas"/>
    </style:style>
    <style:style style:name="ce4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mm"/>
      <style:text-properties style:font-name="Consolas"/>
    </style:style>
    <style:style style:name="ce4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onsolas"/>
    </style:style>
    <style:style style:name="ce2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Consolas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6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mm"/>
      <style:text-properties style:font-name="Consolas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onsolas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mm"/>
      <style:text-properties style:font-name="Consolas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style:font-name="Consolas"/>
    </style:style>
    <style:style style:name="ce60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start" fo:margin-left="0mm"/>
      <style:text-properties style:font-name="Consolas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mm"/>
      <style:text-properties style:font-name="Consolas"/>
    </style:style>
    <style:style style:name="ce71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start" fo:margin-left="0mm"/>
      <style:text-properties style:font-name="Consolas"/>
    </style:style>
    <style:style style:name="ce72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mm"/>
      <style:text-properties style:font-name="Consolas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nsolas"/>
    </style:style>
    <style:style style:name="ce75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89" style:family="table-cell" style:parent-style-name="Default">
      <style:table-cell-properties fo:background-color="#ea7500"/>
    </style:style>
    <style:style style:name="ce90" style:family="table-cell" style:parent-style-name="Default">
      <style:table-cell-properties fo:background-color="#8d1d75" style:text-align-source="fix" style:repeat-content="false" style:vertical-align="middle"/>
      <style:paragraph-properties fo:text-align="center"/>
    </style:style>
    <style:style style:name="ce91" style:family="table-cell" style:parent-style-name="Default">
      <style:table-cell-properties fo:background-color="#8d1d75"/>
    </style:style>
    <style:style style:name="ce92" style:family="table-cell" style:parent-style-name="Default">
      <style:table-cell-properties fo:background-color="#b3cac7" style:text-align-source="fix" style:repeat-content="false" fo:wrap-option="wrap" style:vertical-align="middle"/>
      <style:paragraph-properties fo:text-align="center"/>
    </style:style>
    <style:style style:name="ce93" style:family="table-cell" style:parent-style-name="Default">
      <style:table-cell-properties fo:background-color="#b3cac7"/>
    </style:style>
    <style:style style:name="ce94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/>
    </style:style>
    <style:style style:name="ce95" style:family="table-cell" style:parent-style-name="Default">
      <style:table-cell-properties fo:background-color="#e8f2a1"/>
    </style:style>
    <style:style style:name="ce9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97" style:family="table-cell" style:parent-style-name="Default">
      <style:table-cell-properties fo:background-color="#999999"/>
    </style:style>
    <style:style style:name="ce98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99" style:family="table-cell" style:parent-style-name="Default">
      <style:table-cell-properties fo:background-color="#fff200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77" style:family="table-cell" style:parent-style-name="Default" style:data-style-name="N61">
      <style:table-cell-properties style:text-align-source="fix" style:repeat-content="false" fo:border="0.06pt solid #000000"/>
      <style:paragraph-properties fo:text-align="end" fo:margin-left="0mm"/>
    </style:style>
    <style:style style:name="ce78" style:family="table-cell" style:parent-style-name="Default">
      <style:table-cell-properties fo:background-color="#d4ea6b" style:text-align-source="fix" style:repeat-content="false" fo:border="0.06pt solid #000000"/>
      <style:paragraph-properties fo:text-align="end" fo:margin-left="0mm"/>
    </style:style>
    <style:style style:name="ce79" style:family="table-cell" style:parent-style-name="Default">
      <style:table-cell-properties fo:background-color="#ff6d6d" style:text-align-source="fix" style:repeat-content="false" fo:border="0.06pt solid #000000"/>
      <style:paragraph-properties fo:text-align="end" fo:margin-left="0mm"/>
    </style:style>
    <style:style style:name="ce80" style:family="table-cell" style:parent-style-name="Default" style:data-style-name="N61">
      <style:table-cell-properties fo:background-color="#d4ea6b" style:text-align-source="fix" style:repeat-content="false" fo:border="0.06pt solid #000000"/>
      <style:paragraph-properties fo:text-align="end" fo:margin-left="0mm"/>
    </style:style>
    <style:style style:name="ce81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mm"/>
    </style:style>
    <style:style style:name="ce82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ackground-color="#d4ea6b" fo:border="0.06pt solid #000000"/>
    </style:style>
    <style:style style:name="ce84" style:family="table-cell" style:parent-style-name="Default">
      <style:table-cell-properties fo:background-color="#ff6d6d" fo:border="0.06pt solid #000000"/>
    </style:style>
    <style:style style:name="ce85" style:family="table-cell" style:parent-style-name="Default">
      <style:table-cell-properties fo:background-color="#b2b2b2" fo:border="0.06pt solid #000000"/>
    </style:style>
    <style:style style:name="ce86" style:family="table-cell" style:parent-style-name="Default">
      <style:table-cell-properties fo:background-color="#d4ea6b"/>
    </style:style>
    <style:style style:name="ce87" style:family="table-cell" style:parent-style-name="Default">
      <style:table-cell-properties fo:background-color="#ff6d6d"/>
    </style:style>
    <style:style style:name="ce88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8"/>
        <table:table-column table:style-name="co4" table:default-cell-style-name="ce17"/>
        <table:table-column table:style-name="co5" table:default-cell-style-name="ce10"/>
        <table:table-column table:style-name="co3" table:default-cell-style-name="ce28"/>
        <table:table-column table:style-name="co6" table:default-cell-style-name="ce38"/>
        <table:table-column table:style-name="co3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1" table:number-rows-spanned="7">
            <text:p>3.78MB</text:p>
          </table:table-cell>
          <table:table-cell table:style-name="ce29" office:value-type="string" calcext:value-type="string" table:number-columns-spanned="1" table:number-rows-spanned="7">
            <text:p>Kernel (not loaded by Boot1)</text:p>
          </table:table-cell>
          <table:table-cell table:style-name="ce18" office:value-type="string" calcext:value-type="string">
            <text:p>3FFFFF</text:p>
          </table:table-cell>
          <table:table-cell table:style-name="ce20" office:value-type="string" calcext:value-type="string">
            <text:p>C03FFFFF</text:p>
          </table:table-cell>
          <table:table-cell table:style-name="ce59" office:value-type="string" calcext:value-type="string" table:number-columns-spanned="1" table:number-rows-spanned="10">
            <text:p>kernel</text:p>
          </table:table-cell>
          <table:table-cell table:style-name="ce67" office:value-type="string" calcext:value-type="string" table:number-columns-spanned="1" table:number-rows-spanned="10">
            <text:p>3.8MB</text:p>
          </table:table-cell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 office:value-type="float" office:value="39000" calcext:value-type="float">
            <text:p>39000</text:p>
          </table:table-cell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 table:number-columns-spanned="1" table:number-rows-spanned="3">
            <text:p>64KB</text:p>
          </table:table-cell>
          <table:table-cell table:style-name="ce32" office:value-type="string" calcext:value-type="string" table:number-columns-spanned="1" table:number-rows-spanned="3">
            <text:p>Kernel loaded by Boot1</text:p>
          </table:table-cell>
          <table:table-cell table:style-name="ce18" office:value-type="string" calcext:value-type="string">
            <text:p>38FFF</text:p>
          </table:table-cell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table:style-name="ce18"/>
          <table:table-cell table:style-name="ce20"/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covered-table-cell table:style-name="ce6"/>
          <table:covered-table-cell table:style-name="ce31"/>
          <table:table-cell office:value-type="float" office:value="29000" calcext:value-type="float">
            <text:p>29000</text:p>
          </table:table-cell>
          <table:table-cell table:style-name="ce20" office:value-type="string" calcext:value-type="string">
            <text:p>C0029000</text:p>
          </table:table-cell>
          <table:covered-table-cell table:style-name="ce59"/>
          <table:covered-table-cell table:style-name="ce67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 table:number-columns-spanned="1" table:number-rows-spanned="3">
            <text:p>4KB</text:p>
          </table:table-cell>
          <table:table-cell table:style-name="ce25" office:value-type="string" calcext:value-type="string" table:number-columns-spanned="1" table:number-rows-spanned="3">
            <text:p>Free</text:p>
          </table:table-cell>
          <table:table-cell table:style-name="ce18" office:value-type="string" calcext:value-type="string">
            <text:p>28FFF</text:p>
          </table:table-cell>
          <table:table-cell table:style-name="ce20" office:value-type="string" calcext:value-type="string">
            <text:p>C0028FFF</text:p>
          </table:table-cell>
          <table:table-cell table:style-name="ce25" office:value-type="string" calcext:value-type="string" table:number-columns-spanned="1" table:number-rows-spanned="3">
            <text:p>Guard Page</text:p>
          </table:table-cell>
          <table:table-cell table:style-name="ce68" office:value-type="string" calcext:value-type="string" table:number-columns-spanned="1" table:number-rows-spanned="3">
            <text:p>4KB</text:p>
          </table:table-cell>
          <table:table-cell table:number-columns-repeated="1017"/>
        </table:table-row>
        <table:table-row table:style-name="ro1">
          <table:table-cell/>
          <table:covered-table-cell table:style-name="ce7"/>
          <table:covered-table-cell table:style-name="ce25"/>
          <table:table-cell table:style-name="ce18"/>
          <table:table-cell table:style-name="ce20"/>
          <table:covered-table-cell table:style-name="ce25"/>
          <table:covered-table-cell table:style-name="ce68"/>
          <table:table-cell table:number-columns-repeated="1017"/>
        </table:table-row>
        <table:table-row table:style-name="ro1">
          <table:table-cell/>
          <table:covered-table-cell table:style-name="ce7"/>
          <table:covered-table-cell table:style-name="ce25"/>
          <table:table-cell office:value-type="float" office:value="28000" calcext:value-type="float">
            <text:p>28000</text:p>
          </table:table-cell>
          <table:table-cell table:style-name="ce20" office:value-type="string" calcext:value-type="string">
            <text:p>C0028000</text:p>
          </table:table-cell>
          <table:covered-table-cell table:style-name="ce25"/>
          <table:covered-table-cell table:style-name="ce68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 table:number-columns-spanned="1" table:number-rows-spanned="13">
            <text:p>128KB</text:p>
          </table:table-cell>
          <table:table-cell table:style-name="ce26" office:value-type="string" calcext:value-type="string" table:number-columns-spanned="1" table:number-rows-spanned="13">
            <text:p>Boot1 </text:p>
          </table:table-cell>
          <table:table-cell table:style-name="ce18" office:value-type="string" calcext:value-type="string">
            <text:p>27FFF</text:p>
          </table:table-cell>
          <table:table-cell table:style-name="ce20" office:value-type="string" calcext:value-type="string">
            <text:p>C0027FFF</text:p>
          </table:table-cell>
          <table:table-cell table:style-name="ce26" office:value-type="string" calcext:value-type="string" table:number-columns-spanned="1" table:number-rows-spanned="23">
            <text:p>Kernel Stack</text:p>
          </table:table-cell>
          <table:table-cell table:style-name="ce11" office:value-type="string" calcext:value-type="string" table:number-columns-spanned="1" table:number-rows-spanned="23">
            <text:p>148KB</text:p>
          </table:table-cell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5"/>
          <table:table-cell table:style-name="ce18"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5"/>
          <table:table-cell table:style-name="ce18"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5"/>
          <table:table-cell table:style-name="ce18"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5"/>
          <table:table-cell table:style-name="ce18"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5"/>
          <table:table-cell table:style-name="ce18"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5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6"/>
          <table:table-cell table:style-name="ce18"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7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7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7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7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7"/>
          <table:table-cell office:value-type="float" office:value="8000" calcext:value-type="float">
            <text:p>8000</text:p>
          </table:table-cell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2">
          <table:table-cell/>
          <table:table-cell table:style-name="ce5" office:value-type="float" office:value="512" calcext:value-type="float">
            <text:p>512</text:p>
          </table:table-cell>
          <table:table-cell table:style-name="ce26" office:value-type="string" calcext:value-type="string">
            <text:p>FAT12 Buffer</text:p>
          </table:table-cell>
          <table:table-cell table:style-name="ce19" office:value-type="string" calcext:value-type="string">
            <text:p>7E00</text:p>
          </table:table-cell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table-cell table:style-name="ce5" office:value-type="float" office:value="512" calcext:value-type="float">
            <text:p>512</text:p>
          </table:table-cell>
          <table:table-cell table:style-name="ce34" office:value-type="string" calcext:value-type="string">
            <text:p>Boot0</text:p>
          </table:table-cell>
          <table:table-cell office:value-type="string" calcext:value-type="string">
            <text:p>7C00</text:p>
          </table:table-cell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 table:number-columns-spanned="1" table:number-rows-spanned="4">
            <text:p>4KB</text:p>
          </table:table-cell>
          <table:table-cell table:style-name="ce26" office:value-type="string" calcext:value-type="string" table:number-columns-spanned="1" table:number-rows-spanned="4">
            <text:p>Boot0, Boot1 Stack</text:p>
          </table:table-cell>
          <table:table-cell office:value-type="string" calcext:value-type="string">
            <text:p>7BFF</text:p>
          </table:table-cell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4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4"/>
          <table:table-cell/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34"/>
          <table:table-cell office:value-type="string" calcext:value-type="string">
            <text:p>6C00</text:p>
          </table:table-cell>
          <table:table-cell table:style-name="ce20"/>
          <table:covered-table-cell table:style-name="ce34"/>
          <table:covered-table-cell table:style-name="ce60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 table:number-columns-spanned="1" table:number-rows-spanned="6">
            <text:p>13KB</text:p>
          </table:table-cell>
          <table:table-cell table:style-name="ce34" office:value-type="string" calcext:value-type="string" table:number-columns-spanned="1" table:number-rows-spanned="6">
            <text:p>Free</text:p>
          </table:table-cell>
          <table:table-cell table:style-name="ce47" office:value-type="string" calcext:value-type="string">
            <text:p>6BFF</text:p>
          </table:table-cell>
          <table:table-cell table:style-name="ce52"/>
          <table:covered-table-cell table:style-name="ce40"/>
          <table:covered-table-cell table:style-name="Default"/>
          <table:table-cell table:number-columns-repeated="1017"/>
        </table:table-row>
        <table:table-row table:style-name="ro1">
          <table:table-cell/>
          <table:covered-table-cell table:style-name="Default"/>
          <table:covered-table-cell table:style-name="ce40"/>
          <table:table-cell table:style-name="ce48"/>
          <table:table-cell table:style-name="ce52"/>
          <table:covered-table-cell table:style-name="ce40"/>
          <table:covered-table-cell table:style-name="Default"/>
          <table:table-cell table:number-columns-repeated="1017"/>
        </table:table-row>
        <table:table-row table:style-name="ro1">
          <table:table-cell/>
          <table:covered-table-cell table:style-name="Default"/>
          <table:covered-table-cell table:style-name="ce40"/>
          <table:table-cell table:style-name="ce48"/>
          <table:table-cell table:style-name="ce52"/>
          <table:covered-table-cell table:style-name="ce40"/>
          <table:covered-table-cell table:style-name="Default"/>
          <table:table-cell table:number-columns-repeated="1017"/>
        </table:table-row>
        <table:table-row table:style-name="ro1">
          <table:table-cell/>
          <table:covered-table-cell table:style-name="Default"/>
          <table:covered-table-cell table:style-name="ce40"/>
          <table:table-cell table:style-name="ce48"/>
          <table:table-cell table:style-name="ce20" office:value-type="string" calcext:value-type="string">
            <text:p>C0003000</text:p>
          </table:table-cell>
          <table:covered-table-cell table:style-name="ce40"/>
          <table:covered-table-cell table:style-name="Default"/>
          <table:table-cell table:number-columns-repeated="1017"/>
        </table:table-row>
        <table:table-row table:style-name="ro1">
          <table:table-cell/>
          <table:covered-table-cell table:style-name="Default"/>
          <table:covered-table-cell table:style-name="ce40"/>
          <table:table-cell table:style-name="ce48"/>
          <table:table-cell table:style-name="ce52"/>
          <table:table-cell table:style-name="ce54" office:value-type="string" calcext:value-type="string" table:number-columns-spanned="1" table:number-rows-spanned="2">
            <text:p>Guard Page</text:p>
          </table:table-cell>
          <table:table-cell table:style-name="ce61" office:value-type="string" calcext:value-type="string" table:number-columns-spanned="1" table:number-rows-spanned="2">
            <text:p>4KB</text:p>
          </table:table-cell>
          <table:table-cell table:number-columns-repeated="1017"/>
        </table:table-row>
        <table:table-row table:style-name="ro1">
          <table:table-cell/>
          <table:covered-table-cell table:style-name="Default"/>
          <table:covered-table-cell table:style-name="ce40"/>
          <table:table-cell office:value-type="float" office:value="2000" calcext:value-type="float">
            <text:p>2000</text:p>
          </table:table-cell>
          <table:table-cell table:style-name="ce20" office:value-type="string" calcext:value-type="string">
            <text:p>C0002000</text:p>
          </table:table-cell>
          <table:covered-table-cell table:style-name="ce40"/>
          <table:covered-table-cell table:style-name="Default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2KB</text:p>
          </table:table-cell>
          <table:table-cell table:style-name="ce26" office:value-type="string" calcext:value-type="string" table:number-columns-spanned="1" table:number-rows-spanned="2">
            <text:p>BOOT_INFO structure</text:p>
          </table:table-cell>
          <table:table-cell office:value-type="string" calcext:value-type="string">
            <text:p>1FFF</text:p>
          </table:table-cell>
          <table:table-cell table:style-name="ce20" office:value-type="string" calcext:value-type="string">
            <text:p>C00027FF</text:p>
          </table:table-cell>
          <table:table-cell table:style-name="ce26" office:value-type="string" calcext:value-type="string" table:number-columns-spanned="1" table:number-rows-spanned="2">
            <text:p>BOOT_INFO structure</text:p>
          </table:table-cell>
          <table:table-cell table:style-name="ce11" office:value-type="string" calcext:value-type="string" table:number-columns-spanned="1" table:number-rows-spanned="2">
            <text:p>2KB</text:p>
          </table:table-cell>
          <table:table-cell table:number-columns-repeated="1017"/>
        </table:table-row>
        <table:table-row table:style-name="ro1">
          <table:table-cell/>
          <table:covered-table-cell table:style-name="ce8"/>
          <table:covered-table-cell table:style-name="ce40"/>
          <table:table-cell office:value-type="float" office:value="1800" calcext:value-type="float">
            <text:p>1800</text:p>
          </table:table-cell>
          <table:table-cell table:style-name="ce20" office:value-type="string" calcext:value-type="string">
            <text:p>C0001800</text:p>
          </table:table-cell>
          <table:covered-table-cell table:style-name="ce26"/>
          <table:covered-table-cell table:style-name="ce60"/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 table:number-columns-spanned="1" table:number-rows-spanned="5">
            <text:p>4KB</text:p>
          </table:table-cell>
          <table:table-cell table:style-name="ce41" office:value-type="string" calcext:value-type="string" table:number-columns-spanned="1" table:number-rows-spanned="5">
            <text:p>GDT</text:p>
          </table:table-cell>
          <table:table-cell office:value-type="string" calcext:value-type="string">
            <text:p>17FF</text:p>
          </table:table-cell>
          <table:table-cell table:style-name="ce20" office:value-type="string" calcext:value-type="string">
            <text:p>C00017FF</text:p>
          </table:table-cell>
          <table:table-cell table:style-name="ce41" office:value-type="string" calcext:value-type="string" table:number-columns-spanned="1" table:number-rows-spanned="5">
            <text:p>GDT</text:p>
          </table:table-cell>
          <table:table-cell table:style-name="ce71" office:value-type="string" calcext:value-type="string" table:number-columns-spanned="1" table:number-rows-spanned="5">
            <text:p>4KB</text:p>
          </table:table-cell>
          <table:table-cell table:number-columns-repeated="1017"/>
        </table:table-row>
        <table:table-row table:style-name="ro1">
          <table:table-cell/>
          <table:covered-table-cell table:style-name="ce12"/>
          <table:covered-table-cell table:style-name="ce41"/>
          <table:table-cell/>
          <table:table-cell table:style-name="ce20"/>
          <table:covered-table-cell table:style-name="ce41"/>
          <table:covered-table-cell table:style-name="ce71"/>
          <table:table-cell table:number-columns-repeated="1017"/>
        </table:table-row>
        <table:table-row table:style-name="ro1">
          <table:table-cell/>
          <table:covered-table-cell table:style-name="ce12"/>
          <table:covered-table-cell table:style-name="ce41"/>
          <table:table-cell/>
          <table:table-cell table:style-name="ce20"/>
          <table:covered-table-cell table:style-name="ce41"/>
          <table:covered-table-cell table:style-name="ce71"/>
          <table:table-cell table:number-columns-repeated="1017"/>
        </table:table-row>
        <table:table-row table:style-name="ro1">
          <table:table-cell/>
          <table:covered-table-cell table:style-name="ce12"/>
          <table:covered-table-cell table:style-name="ce41"/>
          <table:table-cell/>
          <table:table-cell table:style-name="ce20"/>
          <table:covered-table-cell table:style-name="ce41"/>
          <table:covered-table-cell table:style-name="ce71"/>
          <table:table-cell table:number-columns-repeated="1017"/>
        </table:table-row>
        <table:table-row table:style-name="ro1">
          <table:table-cell/>
          <table:covered-table-cell table:style-name="ce12"/>
          <table:covered-table-cell table:style-name="ce41"/>
          <table:table-cell office:value-type="float" office:value="800" calcext:value-type="float">
            <text:p>800</text:p>
          </table:table-cell>
          <table:table-cell table:style-name="ce20" office:value-type="string" calcext:value-type="string">
            <text:p>C0000000</text:p>
          </table:table-cell>
          <table:covered-table-cell table:style-name="ce41"/>
          <table:covered-table-cell table:style-name="ce71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 table:number-columns-spanned="1" table:number-rows-spanned="4">
            <text:p>2KB</text:p>
          </table:table-cell>
          <table:table-cell table:style-name="ce42" office:value-type="string" calcext:value-type="string" table:number-columns-spanned="1" table:number-rows-spanned="4">
            <text:p>IDT</text:p>
          </table:table-cell>
          <table:table-cell office:value-type="string" calcext:value-type="string">
            <text:p>7FF</text:p>
          </table:table-cell>
          <table:table-cell table:style-name="ce20" office:value-type="string" calcext:value-type="string">
            <text:p>C0000000</text:p>
          </table:table-cell>
          <table:table-cell table:style-name="ce63" office:value-type="string" calcext:value-type="string" table:number-columns-spanned="1" table:number-rows-spanned="4">
            <text:p>IDT</text:p>
          </table:table-cell>
          <table:table-cell table:style-name="ce72" office:value-type="string" calcext:value-type="string" table:number-columns-spanned="1" table:number-rows-spanned="4">
            <text:p>2KB</text:p>
          </table:table-cell>
          <table:table-cell/>
          <table:table-cell table:style-name="ce64"/>
          <table:table-cell table:number-columns-repeated="1015"/>
        </table:table-row>
        <table:table-row table:style-name="ro1">
          <table:table-cell/>
          <table:covered-table-cell table:style-name="ce13"/>
          <table:covered-table-cell table:style-name="ce42"/>
          <table:table-cell/>
          <table:table-cell table:style-name="ce20"/>
          <table:covered-table-cell table:style-name="ce63"/>
          <table:covered-table-cell table:style-name="ce72"/>
          <table:table-cell table:number-columns-repeated="1017"/>
        </table:table-row>
        <table:table-row table:style-name="ro1">
          <table:table-cell/>
          <table:covered-table-cell table:style-name="ce13"/>
          <table:covered-table-cell table:style-name="ce42"/>
          <table:table-cell/>
          <table:table-cell table:style-name="ce20"/>
          <table:covered-table-cell table:style-name="ce63"/>
          <table:covered-table-cell table:style-name="ce72"/>
          <table:table-cell table:number-columns-repeated="1017"/>
        </table:table-row>
        <table:table-row table:style-name="ro1">
          <table:table-cell/>
          <table:covered-table-cell table:style-name="ce13"/>
          <table:covered-table-cell table:style-name="ce42"/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C0000000</text:p>
          </table:table-cell>
          <table:covered-table-cell table:style-name="ce63"/>
          <table:covered-table-cell table:style-name="ce72"/>
          <table:table-cell table:number-columns-repeated="1017"/>
        </table:table-row>
        <table:table-row table:style-name="ro1">
          <table:table-cell table:number-columns-repeated="4"/>
          <table:table-cell table:style-name="ce20"/>
          <table:table-cell table:number-columns-repeated="1019"/>
        </table:table-row>
        <table:table-row table:style-name="ro3">
          <table:table-cell/>
          <table:table-cell table:style-name="ce23" office:value-type="string" calcext:value-type="string" table:number-columns-spanned="2" table:number-rows-spanned="1">
            <text:p>Bootloader memory layout</text:p>
          </table:table-cell>
          <table:covered-table-cell table:style-name="ce43"/>
          <table:table-cell table:style-name="ce49"/>
          <table:table-cell table:style-name="Default"/>
          <table:table-cell table:style-name="ce56" office:value-type="string" calcext:value-type="string" table:number-columns-spanned="2" table:number-rows-spanned="1">
            <text:p>kernel memory layout</text:p>
          </table:table-cell>
          <table:covered-table-cell table:style-name="ce15"/>
          <table:table-cell table:number-columns-repeated="1017"/>
        </table:table-row>
        <table:table-row table:style-name="ro1" table:number-rows-repeated="5">
          <table:table-cell/>
          <table:table-cell table:style-name="ce15"/>
          <table:table-cell table:style-name="ce43"/>
          <table:table-cell table:style-name="ce49"/>
          <table:table-cell table:style-name="ce52"/>
          <table:table-cell table:style-name="ce43"/>
          <table:table-cell table:style-name="ce15"/>
          <table:table-cell table:number-columns-repeated="1017"/>
        </table:table-row>
        <table:table-row table:style-name="ro1" table:number-rows-repeated="8">
          <table:table-cell table:number-columns-repeated="2"/>
          <table:table-cell table:style-name="ce43"/>
          <table:table-cell table:style-name="ce49"/>
          <table:table-cell table:style-name="ce52"/>
          <table:table-cell table:number-columns-repeated="101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rnel mapping" table:style-name="ta1">
        <table:table-column table:style-name="co3" table:visibility="collapse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DEC2HEX([.A2]+1048576)" office:value-type="string" office:string-value="200000" calcext:value-type="string">
            <text:p>200000</text:p>
          </table:table-cell>
          <table:table-cell table:number-columns-repeated="2"/>
        </table:table-row>
        <table:table-row table:style-name="ro1">
          <table:table-cell office:value-type="float" office:value="1044480" calcext:value-type="float">
            <text:p>1044480</text:p>
          </table:table-cell>
          <table:table-cell table:formula="of:=DEC2HEX([.A3]+1048576)" office:value-type="string" office:string-value="1FF000" calcext:value-type="string">
            <text:p>1FF000</text:p>
          </table:table-cell>
          <table:table-cell table:number-columns-repeated="2"/>
        </table:table-row>
        <table:table-row table:style-name="ro1">
          <table:table-cell office:value-type="float" office:value="1040384" calcext:value-type="float">
            <text:p>1040384</text:p>
          </table:table-cell>
          <table:table-cell table:formula="of:=DEC2HEX([.A4]+1048576)" office:value-type="string" office:string-value="1FE000" calcext:value-type="string">
            <text:p>1FE000</text:p>
          </table:table-cell>
          <table:table-cell table:number-columns-repeated="2"/>
        </table:table-row>
        <table:table-row table:style-name="ro1">
          <table:table-cell office:value-type="float" office:value="1036288" calcext:value-type="float">
            <text:p>1036288</text:p>
          </table:table-cell>
          <table:table-cell table:formula="of:=DEC2HEX([.A5]+1048576)" office:value-type="string" office:string-value="1FD000" calcext:value-type="string">
            <text:p>1FD000</text:p>
          </table:table-cell>
          <table:table-cell table:number-columns-repeated="2"/>
        </table:table-row>
        <table:table-row table:style-name="ro1">
          <table:table-cell office:value-type="float" office:value="1032192" calcext:value-type="float">
            <text:p>1032192</text:p>
          </table:table-cell>
          <table:table-cell table:formula="of:=DEC2HEX([.A6]+1048576)" office:value-type="string" office:string-value="1FC000" calcext:value-type="string">
            <text:p>1FC000</text:p>
          </table:table-cell>
          <table:table-cell table:number-columns-repeated="2"/>
        </table:table-row>
        <table:table-row table:style-name="ro1">
          <table:table-cell office:value-type="float" office:value="1028096" calcext:value-type="float">
            <text:p>1028096</text:p>
          </table:table-cell>
          <table:table-cell table:formula="of:=DEC2HEX([.A7]+1048576)" office:value-type="string" office:string-value="1FB000" calcext:value-type="string">
            <text:p>1FB000</text:p>
          </table:table-cell>
          <table:table-cell table:number-columns-repeated="2"/>
        </table:table-row>
        <table:table-row table:style-name="ro1">
          <table:table-cell office:value-type="float" office:value="1024000" calcext:value-type="float">
            <text:p>1024000</text:p>
          </table:table-cell>
          <table:table-cell table:formula="of:=DEC2HEX([.A8]+1048576)" office:value-type="string" office:string-value="1FA000" calcext:value-type="string">
            <text:p>1FA000</text:p>
          </table:table-cell>
          <table:table-cell table:number-columns-repeated="2"/>
        </table:table-row>
        <table:table-row table:style-name="ro1">
          <table:table-cell office:value-type="float" office:value="1019904" calcext:value-type="float">
            <text:p>1019904</text:p>
          </table:table-cell>
          <table:table-cell table:formula="of:=DEC2HEX([.A9]+1048576)" office:value-type="string" office:string-value="1F9000" calcext:value-type="string">
            <text:p>1F9000</text:p>
          </table:table-cell>
          <table:table-cell table:number-columns-repeated="2"/>
        </table:table-row>
        <table:table-row table:style-name="ro1">
          <table:table-cell office:value-type="float" office:value="1015808" calcext:value-type="float">
            <text:p>1015808</text:p>
          </table:table-cell>
          <table:table-cell table:formula="of:=DEC2HEX([.A10]+1048576)" office:value-type="string" office:string-value="1F8000" calcext:value-type="string">
            <text:p>1F8000</text:p>
          </table:table-cell>
          <table:table-cell table:number-columns-repeated="2"/>
        </table:table-row>
        <table:table-row table:style-name="ro1">
          <table:table-cell office:value-type="float" office:value="1011712" calcext:value-type="float">
            <text:p>1011712</text:p>
          </table:table-cell>
          <table:table-cell table:formula="of:=DEC2HEX([.A11]+1048576)" office:value-type="string" office:string-value="1F7000" calcext:value-type="string">
            <text:p>1F7000</text:p>
          </table:table-cell>
          <table:table-cell table:number-columns-repeated="2"/>
        </table:table-row>
        <table:table-row table:style-name="ro1">
          <table:table-cell office:value-type="float" office:value="1007616" calcext:value-type="float">
            <text:p>1007616</text:p>
          </table:table-cell>
          <table:table-cell table:formula="of:=DEC2HEX([.A12]+1048576)" office:value-type="string" office:string-value="1F6000" calcext:value-type="string">
            <text:p>1F6000</text:p>
          </table:table-cell>
          <table:table-cell table:number-columns-repeated="2"/>
        </table:table-row>
        <table:table-row table:style-name="ro1">
          <table:table-cell office:value-type="float" office:value="1003520" calcext:value-type="float">
            <text:p>1003520</text:p>
          </table:table-cell>
          <table:table-cell table:formula="of:=DEC2HEX([.A13]+1048576)" office:value-type="string" office:string-value="1F5000" calcext:value-type="string">
            <text:p>1F5000</text:p>
          </table:table-cell>
          <table:table-cell table:number-columns-repeated="2"/>
        </table:table-row>
        <table:table-row table:style-name="ro1">
          <table:table-cell office:value-type="float" office:value="999424" calcext:value-type="float">
            <text:p>999424</text:p>
          </table:table-cell>
          <table:table-cell table:formula="of:=DEC2HEX([.A14]+1048576)" office:value-type="string" office:string-value="1F4000" calcext:value-type="string">
            <text:p>1F4000</text:p>
          </table:table-cell>
          <table:table-cell table:number-columns-repeated="2"/>
        </table:table-row>
        <table:table-row table:style-name="ro1">
          <table:table-cell office:value-type="float" office:value="995328" calcext:value-type="float">
            <text:p>995328</text:p>
          </table:table-cell>
          <table:table-cell table:formula="of:=DEC2HEX([.A15]+1048576)" office:value-type="string" office:string-value="1F3000" calcext:value-type="string">
            <text:p>1F3000</text:p>
          </table:table-cell>
          <table:table-cell table:number-columns-repeated="2"/>
        </table:table-row>
        <table:table-row table:style-name="ro1">
          <table:table-cell office:value-type="float" office:value="991232" calcext:value-type="float">
            <text:p>991232</text:p>
          </table:table-cell>
          <table:table-cell table:formula="of:=DEC2HEX([.A16]+1048576)" office:value-type="string" office:string-value="1F2000" calcext:value-type="string">
            <text:p>1F2000</text:p>
          </table:table-cell>
          <table:table-cell table:number-columns-repeated="2"/>
        </table:table-row>
        <table:table-row table:style-name="ro1">
          <table:table-cell office:value-type="float" office:value="987136" calcext:value-type="float">
            <text:p>987136</text:p>
          </table:table-cell>
          <table:table-cell table:formula="of:=DEC2HEX([.A17]+1048576)" office:value-type="string" office:string-value="1F1000" calcext:value-type="string">
            <text:p>1F1000</text:p>
          </table:table-cell>
          <table:table-cell table:number-columns-repeated="2"/>
        </table:table-row>
        <table:table-row table:style-name="ro1">
          <table:table-cell office:value-type="float" office:value="983040" calcext:value-type="float">
            <text:p>983040</text:p>
          </table:table-cell>
          <table:table-cell table:formula="of:=DEC2HEX([.A18]+1048576)" office:value-type="string" office:string-value="1F0000" calcext:value-type="string">
            <text:p>1F0000</text:p>
          </table:table-cell>
          <table:table-cell table:number-columns-repeated="2"/>
        </table:table-row>
        <table:table-row table:style-name="ro1">
          <table:table-cell office:value-type="float" office:value="978944" calcext:value-type="float">
            <text:p>978944</text:p>
          </table:table-cell>
          <table:table-cell table:formula="of:=DEC2HEX([.A19]+1048576)" office:value-type="string" office:string-value="1EF000" calcext:value-type="string">
            <text:p>1EF000</text:p>
          </table:table-cell>
          <table:table-cell table:number-columns-repeated="2"/>
        </table:table-row>
        <table:table-row table:style-name="ro1">
          <table:table-cell office:value-type="float" office:value="974848" calcext:value-type="float">
            <text:p>974848</text:p>
          </table:table-cell>
          <table:table-cell table:formula="of:=DEC2HEX([.A20]+1048576)" office:value-type="string" office:string-value="1EE000" calcext:value-type="string">
            <text:p>1EE000</text:p>
          </table:table-cell>
          <table:table-cell table:number-columns-repeated="2"/>
        </table:table-row>
        <table:table-row table:style-name="ro1">
          <table:table-cell office:value-type="float" office:value="970752" calcext:value-type="float">
            <text:p>970752</text:p>
          </table:table-cell>
          <table:table-cell table:formula="of:=DEC2HEX([.A21]+1048576)" office:value-type="string" office:string-value="1ED000" calcext:value-type="string">
            <text:p>1ED000</text:p>
          </table:table-cell>
          <table:table-cell table:number-columns-repeated="2"/>
        </table:table-row>
        <table:table-row table:style-name="ro1">
          <table:table-cell office:value-type="float" office:value="966656" calcext:value-type="float">
            <text:p>966656</text:p>
          </table:table-cell>
          <table:table-cell table:formula="of:=DEC2HEX([.A22]+1048576)" office:value-type="string" office:string-value="1EC000" calcext:value-type="string">
            <text:p>1EC000</text:p>
          </table:table-cell>
          <table:table-cell table:number-columns-repeated="2"/>
        </table:table-row>
        <table:table-row table:style-name="ro1">
          <table:table-cell office:value-type="float" office:value="962560" calcext:value-type="float">
            <text:p>962560</text:p>
          </table:table-cell>
          <table:table-cell table:formula="of:=DEC2HEX([.A23]+1048576)" office:value-type="string" office:string-value="1EB000" calcext:value-type="string">
            <text:p>1EB000</text:p>
          </table:table-cell>
          <table:table-cell table:number-columns-repeated="2"/>
        </table:table-row>
        <table:table-row table:style-name="ro1">
          <table:table-cell office:value-type="float" office:value="958464" calcext:value-type="float">
            <text:p>958464</text:p>
          </table:table-cell>
          <table:table-cell table:formula="of:=DEC2HEX([.A24]+1048576)" office:value-type="string" office:string-value="1EA000" calcext:value-type="string">
            <text:p>1EA000</text:p>
          </table:table-cell>
          <table:table-cell table:number-columns-repeated="2"/>
        </table:table-row>
        <table:table-row table:style-name="ro1">
          <table:table-cell office:value-type="float" office:value="954368" calcext:value-type="float">
            <text:p>954368</text:p>
          </table:table-cell>
          <table:table-cell table:formula="of:=DEC2HEX([.A25]+1048576)" office:value-type="string" office:string-value="1E9000" calcext:value-type="string">
            <text:p>1E9000</text:p>
          </table:table-cell>
          <table:table-cell table:number-columns-repeated="2"/>
        </table:table-row>
        <table:table-row table:style-name="ro1">
          <table:table-cell office:value-type="float" office:value="950272" calcext:value-type="float">
            <text:p>950272</text:p>
          </table:table-cell>
          <table:table-cell table:formula="of:=DEC2HEX([.A26]+1048576)" office:value-type="string" office:string-value="1E8000" calcext:value-type="string">
            <text:p>1E8000</text:p>
          </table:table-cell>
          <table:table-cell table:number-columns-repeated="2"/>
        </table:table-row>
        <table:table-row table:style-name="ro1">
          <table:table-cell office:value-type="float" office:value="946176" calcext:value-type="float">
            <text:p>946176</text:p>
          </table:table-cell>
          <table:table-cell table:formula="of:=DEC2HEX([.A27]+1048576)" office:value-type="string" office:string-value="1E7000" calcext:value-type="string">
            <text:p>1E7000</text:p>
          </table:table-cell>
          <table:table-cell table:number-columns-repeated="2"/>
        </table:table-row>
        <table:table-row table:style-name="ro1">
          <table:table-cell office:value-type="float" office:value="942080" calcext:value-type="float">
            <text:p>942080</text:p>
          </table:table-cell>
          <table:table-cell table:formula="of:=DEC2HEX([.A28]+1048576)" office:value-type="string" office:string-value="1E6000" calcext:value-type="string">
            <text:p>1E6000</text:p>
          </table:table-cell>
          <table:table-cell table:number-columns-repeated="2"/>
        </table:table-row>
        <table:table-row table:style-name="ro1">
          <table:table-cell office:value-type="float" office:value="937984" calcext:value-type="float">
            <text:p>937984</text:p>
          </table:table-cell>
          <table:table-cell table:formula="of:=DEC2HEX([.A29]+1048576)" office:value-type="string" office:string-value="1E5000" calcext:value-type="string">
            <text:p>1E5000</text:p>
          </table:table-cell>
          <table:table-cell table:number-columns-repeated="2"/>
        </table:table-row>
        <table:table-row table:style-name="ro1">
          <table:table-cell office:value-type="float" office:value="933888" calcext:value-type="float">
            <text:p>933888</text:p>
          </table:table-cell>
          <table:table-cell table:formula="of:=DEC2HEX([.A30]+1048576)" office:value-type="string" office:string-value="1E4000" calcext:value-type="string">
            <text:p>1E4000</text:p>
          </table:table-cell>
          <table:table-cell table:number-columns-repeated="2"/>
        </table:table-row>
        <table:table-row table:style-name="ro1">
          <table:table-cell office:value-type="float" office:value="929792" calcext:value-type="float">
            <text:p>929792</text:p>
          </table:table-cell>
          <table:table-cell table:formula="of:=DEC2HEX([.A31]+1048576)" office:value-type="string" office:string-value="1E3000" calcext:value-type="string">
            <text:p>1E3000</text:p>
          </table:table-cell>
          <table:table-cell table:number-columns-repeated="2"/>
        </table:table-row>
        <table:table-row table:style-name="ro1">
          <table:table-cell office:value-type="float" office:value="925696" calcext:value-type="float">
            <text:p>925696</text:p>
          </table:table-cell>
          <table:table-cell table:formula="of:=DEC2HEX([.A32]+1048576)" office:value-type="string" office:string-value="1E2000" calcext:value-type="string">
            <text:p>1E2000</text:p>
          </table:table-cell>
          <table:table-cell table:number-columns-repeated="2"/>
        </table:table-row>
        <table:table-row table:style-name="ro1">
          <table:table-cell office:value-type="float" office:value="921600" calcext:value-type="float">
            <text:p>921600</text:p>
          </table:table-cell>
          <table:table-cell table:formula="of:=DEC2HEX([.A33]+1048576)" office:value-type="string" office:string-value="1E1000" calcext:value-type="string">
            <text:p>1E1000</text:p>
          </table:table-cell>
          <table:table-cell table:number-columns-repeated="2"/>
        </table:table-row>
        <table:table-row table:style-name="ro1">
          <table:table-cell office:value-type="float" office:value="917504" calcext:value-type="float">
            <text:p>917504</text:p>
          </table:table-cell>
          <table:table-cell table:formula="of:=DEC2HEX([.A34]+1048576)" office:value-type="string" office:string-value="1E0000" calcext:value-type="string">
            <text:p>1E0000</text:p>
          </table:table-cell>
          <table:table-cell table:number-columns-repeated="2"/>
        </table:table-row>
        <table:table-row table:style-name="ro1">
          <table:table-cell office:value-type="float" office:value="913408" calcext:value-type="float">
            <text:p>913408</text:p>
          </table:table-cell>
          <table:table-cell table:formula="of:=DEC2HEX([.A35]+1048576)" office:value-type="string" office:string-value="1DF000" calcext:value-type="string">
            <text:p>1DF000</text:p>
          </table:table-cell>
          <table:table-cell table:number-columns-repeated="2"/>
        </table:table-row>
        <table:table-row table:style-name="ro1">
          <table:table-cell office:value-type="float" office:value="909312" calcext:value-type="float">
            <text:p>909312</text:p>
          </table:table-cell>
          <table:table-cell table:formula="of:=DEC2HEX([.A36]+1048576)" office:value-type="string" office:string-value="1DE000" calcext:value-type="string">
            <text:p>1DE000</text:p>
          </table:table-cell>
          <table:table-cell table:number-columns-repeated="2"/>
        </table:table-row>
        <table:table-row table:style-name="ro1">
          <table:table-cell office:value-type="float" office:value="905216" calcext:value-type="float">
            <text:p>905216</text:p>
          </table:table-cell>
          <table:table-cell table:formula="of:=DEC2HEX([.A37]+1048576)" office:value-type="string" office:string-value="1DD000" calcext:value-type="string">
            <text:p>1DD000</text:p>
          </table:table-cell>
          <table:table-cell table:number-columns-repeated="2"/>
        </table:table-row>
        <table:table-row table:style-name="ro1">
          <table:table-cell office:value-type="float" office:value="901120" calcext:value-type="float">
            <text:p>901120</text:p>
          </table:table-cell>
          <table:table-cell table:formula="of:=DEC2HEX([.A38]+1048576)" office:value-type="string" office:string-value="1DC000" calcext:value-type="string">
            <text:p>1DC000</text:p>
          </table:table-cell>
          <table:table-cell table:number-columns-repeated="2"/>
        </table:table-row>
        <table:table-row table:style-name="ro1">
          <table:table-cell office:value-type="float" office:value="897024" calcext:value-type="float">
            <text:p>897024</text:p>
          </table:table-cell>
          <table:table-cell table:formula="of:=DEC2HEX([.A39]+1048576)" office:value-type="string" office:string-value="1DB000" calcext:value-type="string">
            <text:p>1DB000</text:p>
          </table:table-cell>
          <table:table-cell table:number-columns-repeated="2"/>
        </table:table-row>
        <table:table-row table:style-name="ro1">
          <table:table-cell office:value-type="float" office:value="892928" calcext:value-type="float">
            <text:p>892928</text:p>
          </table:table-cell>
          <table:table-cell table:formula="of:=DEC2HEX([.A40]+1048576)" office:value-type="string" office:string-value="1DA000" calcext:value-type="string">
            <text:p>1DA000</text:p>
          </table:table-cell>
          <table:table-cell table:number-columns-repeated="2"/>
        </table:table-row>
        <table:table-row table:style-name="ro1">
          <table:table-cell office:value-type="float" office:value="888832" calcext:value-type="float">
            <text:p>888832</text:p>
          </table:table-cell>
          <table:table-cell table:formula="of:=DEC2HEX([.A41]+1048576)" office:value-type="string" office:string-value="1D9000" calcext:value-type="string">
            <text:p>1D9000</text:p>
          </table:table-cell>
          <table:table-cell table:number-columns-repeated="2"/>
        </table:table-row>
        <table:table-row table:style-name="ro1">
          <table:table-cell office:value-type="float" office:value="884736" calcext:value-type="float">
            <text:p>884736</text:p>
          </table:table-cell>
          <table:table-cell table:formula="of:=DEC2HEX([.A42]+1048576)" office:value-type="string" office:string-value="1D8000" calcext:value-type="string">
            <text:p>1D8000</text:p>
          </table:table-cell>
          <table:table-cell table:number-columns-repeated="2"/>
        </table:table-row>
        <table:table-row table:style-name="ro1">
          <table:table-cell office:value-type="float" office:value="880640" calcext:value-type="float">
            <text:p>880640</text:p>
          </table:table-cell>
          <table:table-cell table:formula="of:=DEC2HEX([.A43]+1048576)" office:value-type="string" office:string-value="1D7000" calcext:value-type="string">
            <text:p>1D7000</text:p>
          </table:table-cell>
          <table:table-cell table:number-columns-repeated="2"/>
        </table:table-row>
        <table:table-row table:style-name="ro1">
          <table:table-cell office:value-type="float" office:value="876544" calcext:value-type="float">
            <text:p>876544</text:p>
          </table:table-cell>
          <table:table-cell table:formula="of:=DEC2HEX([.A44]+1048576)" office:value-type="string" office:string-value="1D6000" calcext:value-type="string">
            <text:p>1D6000</text:p>
          </table:table-cell>
          <table:table-cell table:number-columns-repeated="2"/>
        </table:table-row>
        <table:table-row table:style-name="ro1">
          <table:table-cell office:value-type="float" office:value="872448" calcext:value-type="float">
            <text:p>872448</text:p>
          </table:table-cell>
          <table:table-cell table:formula="of:=DEC2HEX([.A45]+1048576)" office:value-type="string" office:string-value="1D5000" calcext:value-type="string">
            <text:p>1D5000</text:p>
          </table:table-cell>
          <table:table-cell table:number-columns-repeated="2"/>
        </table:table-row>
        <table:table-row table:style-name="ro1">
          <table:table-cell office:value-type="float" office:value="868352" calcext:value-type="float">
            <text:p>868352</text:p>
          </table:table-cell>
          <table:table-cell table:formula="of:=DEC2HEX([.A46]+1048576)" office:value-type="string" office:string-value="1D4000" calcext:value-type="string">
            <text:p>1D4000</text:p>
          </table:table-cell>
          <table:table-cell table:number-columns-repeated="2"/>
        </table:table-row>
        <table:table-row table:style-name="ro1">
          <table:table-cell office:value-type="float" office:value="864256" calcext:value-type="float">
            <text:p>864256</text:p>
          </table:table-cell>
          <table:table-cell table:formula="of:=DEC2HEX([.A47]+1048576)" office:value-type="string" office:string-value="1D3000" calcext:value-type="string">
            <text:p>1D3000</text:p>
          </table:table-cell>
          <table:table-cell table:number-columns-repeated="2"/>
        </table:table-row>
        <table:table-row table:style-name="ro1">
          <table:table-cell office:value-type="float" office:value="860160" calcext:value-type="float">
            <text:p>860160</text:p>
          </table:table-cell>
          <table:table-cell table:formula="of:=DEC2HEX([.A48]+1048576)" office:value-type="string" office:string-value="1D2000" calcext:value-type="string">
            <text:p>1D2000</text:p>
          </table:table-cell>
          <table:table-cell table:number-columns-repeated="2"/>
        </table:table-row>
        <table:table-row table:style-name="ro1">
          <table:table-cell office:value-type="float" office:value="856064" calcext:value-type="float">
            <text:p>856064</text:p>
          </table:table-cell>
          <table:table-cell table:formula="of:=DEC2HEX([.A49]+1048576)" office:value-type="string" office:string-value="1D1000" calcext:value-type="string">
            <text:p>1D1000</text:p>
          </table:table-cell>
          <table:table-cell table:number-columns-repeated="2"/>
        </table:table-row>
        <table:table-row table:style-name="ro1">
          <table:table-cell office:value-type="float" office:value="851968" calcext:value-type="float">
            <text:p>851968</text:p>
          </table:table-cell>
          <table:table-cell table:formula="of:=DEC2HEX([.A50]+1048576)" office:value-type="string" office:string-value="1D0000" calcext:value-type="string">
            <text:p>1D0000</text:p>
          </table:table-cell>
          <table:table-cell table:number-columns-repeated="2"/>
        </table:table-row>
        <table:table-row table:style-name="ro1">
          <table:table-cell office:value-type="float" office:value="847872" calcext:value-type="float">
            <text:p>847872</text:p>
          </table:table-cell>
          <table:table-cell table:formula="of:=DEC2HEX([.A51]+1048576)" office:value-type="string" office:string-value="1CF000" calcext:value-type="string">
            <text:p>1CF000</text:p>
          </table:table-cell>
          <table:table-cell table:number-columns-repeated="2"/>
        </table:table-row>
        <table:table-row table:style-name="ro1">
          <table:table-cell office:value-type="float" office:value="843776" calcext:value-type="float">
            <text:p>843776</text:p>
          </table:table-cell>
          <table:table-cell table:formula="of:=DEC2HEX([.A52]+1048576)" office:value-type="string" office:string-value="1CE000" calcext:value-type="string">
            <text:p>1CE000</text:p>
          </table:table-cell>
          <table:table-cell table:number-columns-repeated="2"/>
        </table:table-row>
        <table:table-row table:style-name="ro1">
          <table:table-cell office:value-type="float" office:value="839680" calcext:value-type="float">
            <text:p>839680</text:p>
          </table:table-cell>
          <table:table-cell table:formula="of:=DEC2HEX([.A53]+1048576)" office:value-type="string" office:string-value="1CD000" calcext:value-type="string">
            <text:p>1CD000</text:p>
          </table:table-cell>
          <table:table-cell table:number-columns-repeated="2"/>
        </table:table-row>
        <table:table-row table:style-name="ro1">
          <table:table-cell office:value-type="float" office:value="835584" calcext:value-type="float">
            <text:p>835584</text:p>
          </table:table-cell>
          <table:table-cell table:formula="of:=DEC2HEX([.A54]+1048576)" office:value-type="string" office:string-value="1CC000" calcext:value-type="string">
            <text:p>1CC000</text:p>
          </table:table-cell>
          <table:table-cell table:number-columns-repeated="2"/>
        </table:table-row>
        <table:table-row table:style-name="ro1">
          <table:table-cell office:value-type="float" office:value="831488" calcext:value-type="float">
            <text:p>831488</text:p>
          </table:table-cell>
          <table:table-cell table:formula="of:=DEC2HEX([.A55]+1048576)" office:value-type="string" office:string-value="1CB000" calcext:value-type="string">
            <text:p>1CB000</text:p>
          </table:table-cell>
          <table:table-cell table:number-columns-repeated="2"/>
        </table:table-row>
        <table:table-row table:style-name="ro1">
          <table:table-cell office:value-type="float" office:value="827392" calcext:value-type="float">
            <text:p>827392</text:p>
          </table:table-cell>
          <table:table-cell table:formula="of:=DEC2HEX([.A56]+1048576)" office:value-type="string" office:string-value="1CA000" calcext:value-type="string">
            <text:p>1CA000</text:p>
          </table:table-cell>
          <table:table-cell table:number-columns-repeated="2"/>
        </table:table-row>
        <table:table-row table:style-name="ro1">
          <table:table-cell office:value-type="float" office:value="823296" calcext:value-type="float">
            <text:p>823296</text:p>
          </table:table-cell>
          <table:table-cell table:formula="of:=DEC2HEX([.A57]+1048576)" office:value-type="string" office:string-value="1C9000" calcext:value-type="string">
            <text:p>1C9000</text:p>
          </table:table-cell>
          <table:table-cell table:number-columns-repeated="2"/>
        </table:table-row>
        <table:table-row table:style-name="ro1">
          <table:table-cell office:value-type="float" office:value="819200" calcext:value-type="float">
            <text:p>819200</text:p>
          </table:table-cell>
          <table:table-cell table:formula="of:=DEC2HEX([.A58]+1048576)" office:value-type="string" office:string-value="1C8000" calcext:value-type="string">
            <text:p>1C8000</text:p>
          </table:table-cell>
          <table:table-cell table:number-columns-repeated="2"/>
        </table:table-row>
        <table:table-row table:style-name="ro1">
          <table:table-cell office:value-type="float" office:value="815104" calcext:value-type="float">
            <text:p>815104</text:p>
          </table:table-cell>
          <table:table-cell table:formula="of:=DEC2HEX([.A59]+1048576)" office:value-type="string" office:string-value="1C7000" calcext:value-type="string">
            <text:p>1C7000</text:p>
          </table:table-cell>
          <table:table-cell table:number-columns-repeated="2"/>
        </table:table-row>
        <table:table-row table:style-name="ro1">
          <table:table-cell office:value-type="float" office:value="811008" calcext:value-type="float">
            <text:p>811008</text:p>
          </table:table-cell>
          <table:table-cell table:formula="of:=DEC2HEX([.A60]+1048576)" office:value-type="string" office:string-value="1C6000" calcext:value-type="string">
            <text:p>1C6000</text:p>
          </table:table-cell>
          <table:table-cell table:number-columns-repeated="2"/>
        </table:table-row>
        <table:table-row table:style-name="ro1">
          <table:table-cell office:value-type="float" office:value="806912" calcext:value-type="float">
            <text:p>806912</text:p>
          </table:table-cell>
          <table:table-cell table:formula="of:=DEC2HEX([.A61]+1048576)" office:value-type="string" office:string-value="1C5000" calcext:value-type="string">
            <text:p>1C5000</text:p>
          </table:table-cell>
          <table:table-cell table:number-columns-repeated="2"/>
        </table:table-row>
        <table:table-row table:style-name="ro1">
          <table:table-cell office:value-type="float" office:value="802816" calcext:value-type="float">
            <text:p>802816</text:p>
          </table:table-cell>
          <table:table-cell table:formula="of:=DEC2HEX([.A62]+1048576)" office:value-type="string" office:string-value="1C4000" calcext:value-type="string">
            <text:p>1C4000</text:p>
          </table:table-cell>
          <table:table-cell table:number-columns-repeated="2"/>
        </table:table-row>
        <table:table-row table:style-name="ro1">
          <table:table-cell office:value-type="float" office:value="798720" calcext:value-type="float">
            <text:p>798720</text:p>
          </table:table-cell>
          <table:table-cell table:formula="of:=DEC2HEX([.A63]+1048576)" office:value-type="string" office:string-value="1C3000" calcext:value-type="string">
            <text:p>1C3000</text:p>
          </table:table-cell>
          <table:table-cell table:number-columns-repeated="2"/>
        </table:table-row>
        <table:table-row table:style-name="ro1">
          <table:table-cell office:value-type="float" office:value="794624" calcext:value-type="float">
            <text:p>794624</text:p>
          </table:table-cell>
          <table:table-cell table:formula="of:=DEC2HEX([.A64]+1048576)" office:value-type="string" office:string-value="1C2000" calcext:value-type="string">
            <text:p>1C2000</text:p>
          </table:table-cell>
          <table:table-cell table:number-columns-repeated="2"/>
        </table:table-row>
        <table:table-row table:style-name="ro1">
          <table:table-cell office:value-type="float" office:value="790528" calcext:value-type="float">
            <text:p>790528</text:p>
          </table:table-cell>
          <table:table-cell table:formula="of:=DEC2HEX([.A65]+1048576)" office:value-type="string" office:string-value="1C1000" calcext:value-type="string">
            <text:p>1C1000</text:p>
          </table:table-cell>
          <table:table-cell table:number-columns-repeated="2"/>
        </table:table-row>
        <table:table-row table:style-name="ro1">
          <table:table-cell office:value-type="float" office:value="786432" calcext:value-type="float">
            <text:p>786432</text:p>
          </table:table-cell>
          <table:table-cell table:formula="of:=DEC2HEX([.A66]+1048576)" office:value-type="string" office:string-value="1C0000" calcext:value-type="string">
            <text:p>1C0000</text:p>
          </table:table-cell>
          <table:table-cell table:number-columns-repeated="2"/>
        </table:table-row>
        <table:table-row table:style-name="ro1">
          <table:table-cell office:value-type="float" office:value="782336" calcext:value-type="float">
            <text:p>782336</text:p>
          </table:table-cell>
          <table:table-cell table:formula="of:=DEC2HEX([.A67]+1048576)" office:value-type="string" office:string-value="1BF000" calcext:value-type="string">
            <text:p>1BF000</text:p>
          </table:table-cell>
          <table:table-cell table:number-columns-repeated="2"/>
        </table:table-row>
        <table:table-row table:style-name="ro1">
          <table:table-cell office:value-type="float" office:value="778240" calcext:value-type="float">
            <text:p>778240</text:p>
          </table:table-cell>
          <table:table-cell table:formula="of:=DEC2HEX([.A68]+1048576)" office:value-type="string" office:string-value="1BE000" calcext:value-type="string">
            <text:p>1BE000</text:p>
          </table:table-cell>
          <table:table-cell table:number-columns-repeated="2"/>
        </table:table-row>
        <table:table-row table:style-name="ro1">
          <table:table-cell office:value-type="float" office:value="774144" calcext:value-type="float">
            <text:p>774144</text:p>
          </table:table-cell>
          <table:table-cell table:formula="of:=DEC2HEX([.A69]+1048576)" office:value-type="string" office:string-value="1BD000" calcext:value-type="string">
            <text:p>1BD000</text:p>
          </table:table-cell>
          <table:table-cell table:number-columns-repeated="2"/>
        </table:table-row>
        <table:table-row table:style-name="ro1">
          <table:table-cell office:value-type="float" office:value="770048" calcext:value-type="float">
            <text:p>770048</text:p>
          </table:table-cell>
          <table:table-cell table:formula="of:=DEC2HEX([.A70]+1048576)" office:value-type="string" office:string-value="1BC000" calcext:value-type="string">
            <text:p>1BC000</text:p>
          </table:table-cell>
          <table:table-cell table:number-columns-repeated="2"/>
        </table:table-row>
        <table:table-row table:style-name="ro1">
          <table:table-cell office:value-type="float" office:value="765952" calcext:value-type="float">
            <text:p>765952</text:p>
          </table:table-cell>
          <table:table-cell table:formula="of:=DEC2HEX([.A71]+1048576)" office:value-type="string" office:string-value="1BB000" calcext:value-type="string">
            <text:p>1BB000</text:p>
          </table:table-cell>
          <table:table-cell table:number-columns-repeated="2"/>
        </table:table-row>
        <table:table-row table:style-name="ro1">
          <table:table-cell office:value-type="float" office:value="761856" calcext:value-type="float">
            <text:p>761856</text:p>
          </table:table-cell>
          <table:table-cell table:formula="of:=DEC2HEX([.A72]+1048576)" office:value-type="string" office:string-value="1BA000" calcext:value-type="string">
            <text:p>1BA000</text:p>
          </table:table-cell>
          <table:table-cell table:number-columns-repeated="2"/>
        </table:table-row>
        <table:table-row table:style-name="ro1">
          <table:table-cell office:value-type="float" office:value="757760" calcext:value-type="float">
            <text:p>757760</text:p>
          </table:table-cell>
          <table:table-cell table:formula="of:=DEC2HEX([.A73]+1048576)" office:value-type="string" office:string-value="1B9000" calcext:value-type="string">
            <text:p>1B9000</text:p>
          </table:table-cell>
          <table:table-cell table:number-columns-repeated="2"/>
        </table:table-row>
        <table:table-row table:style-name="ro1">
          <table:table-cell office:value-type="float" office:value="753664" calcext:value-type="float">
            <text:p>753664</text:p>
          </table:table-cell>
          <table:table-cell table:formula="of:=DEC2HEX([.A74]+1048576)" office:value-type="string" office:string-value="1B8000" calcext:value-type="string">
            <text:p>1B8000</text:p>
          </table:table-cell>
          <table:table-cell table:number-columns-repeated="2"/>
        </table:table-row>
        <table:table-row table:style-name="ro1">
          <table:table-cell office:value-type="float" office:value="749568" calcext:value-type="float">
            <text:p>749568</text:p>
          </table:table-cell>
          <table:table-cell table:formula="of:=DEC2HEX([.A75]+1048576)" office:value-type="string" office:string-value="1B7000" calcext:value-type="string">
            <text:p>1B7000</text:p>
          </table:table-cell>
          <table:table-cell table:number-columns-repeated="2"/>
        </table:table-row>
        <table:table-row table:style-name="ro1">
          <table:table-cell office:value-type="float" office:value="745472" calcext:value-type="float">
            <text:p>745472</text:p>
          </table:table-cell>
          <table:table-cell table:formula="of:=DEC2HEX([.A76]+1048576)" office:value-type="string" office:string-value="1B6000" calcext:value-type="string">
            <text:p>1B6000</text:p>
          </table:table-cell>
          <table:table-cell table:number-columns-repeated="2"/>
        </table:table-row>
        <table:table-row table:style-name="ro1">
          <table:table-cell office:value-type="float" office:value="741376" calcext:value-type="float">
            <text:p>741376</text:p>
          </table:table-cell>
          <table:table-cell table:formula="of:=DEC2HEX([.A77]+1048576)" office:value-type="string" office:string-value="1B5000" calcext:value-type="string">
            <text:p>1B5000</text:p>
          </table:table-cell>
          <table:table-cell table:number-columns-repeated="2"/>
        </table:table-row>
        <table:table-row table:style-name="ro1">
          <table:table-cell office:value-type="float" office:value="737280" calcext:value-type="float">
            <text:p>737280</text:p>
          </table:table-cell>
          <table:table-cell table:formula="of:=DEC2HEX([.A78]+1048576)" office:value-type="string" office:string-value="1B4000" calcext:value-type="string">
            <text:p>1B4000</text:p>
          </table:table-cell>
          <table:table-cell table:number-columns-repeated="2"/>
        </table:table-row>
        <table:table-row table:style-name="ro1">
          <table:table-cell office:value-type="float" office:value="733184" calcext:value-type="float">
            <text:p>733184</text:p>
          </table:table-cell>
          <table:table-cell table:formula="of:=DEC2HEX([.A79]+1048576)" office:value-type="string" office:string-value="1B3000" calcext:value-type="string">
            <text:p>1B3000</text:p>
          </table:table-cell>
          <table:table-cell table:number-columns-repeated="2"/>
        </table:table-row>
        <table:table-row table:style-name="ro1">
          <table:table-cell office:value-type="float" office:value="729088" calcext:value-type="float">
            <text:p>729088</text:p>
          </table:table-cell>
          <table:table-cell table:formula="of:=DEC2HEX([.A80]+1048576)" office:value-type="string" office:string-value="1B2000" calcext:value-type="string">
            <text:p>1B2000</text:p>
          </table:table-cell>
          <table:table-cell table:number-columns-repeated="2"/>
        </table:table-row>
        <table:table-row table:style-name="ro1">
          <table:table-cell office:value-type="float" office:value="724992" calcext:value-type="float">
            <text:p>724992</text:p>
          </table:table-cell>
          <table:table-cell table:formula="of:=DEC2HEX([.A81]+1048576)" office:value-type="string" office:string-value="1B1000" calcext:value-type="string">
            <text:p>1B1000</text:p>
          </table:table-cell>
          <table:table-cell table:number-columns-repeated="2"/>
        </table:table-row>
        <table:table-row table:style-name="ro1">
          <table:table-cell office:value-type="float" office:value="720896" calcext:value-type="float">
            <text:p>720896</text:p>
          </table:table-cell>
          <table:table-cell table:formula="of:=DEC2HEX([.A82]+1048576)" office:value-type="string" office:string-value="1B0000" calcext:value-type="string">
            <text:p>1B0000</text:p>
          </table:table-cell>
          <table:table-cell table:number-columns-repeated="2"/>
        </table:table-row>
        <table:table-row table:style-name="ro1">
          <table:table-cell office:value-type="float" office:value="716800" calcext:value-type="float">
            <text:p>716800</text:p>
          </table:table-cell>
          <table:table-cell table:formula="of:=DEC2HEX([.A83]+1048576)" office:value-type="string" office:string-value="1AF000" calcext:value-type="string">
            <text:p>1AF000</text:p>
          </table:table-cell>
          <table:table-cell table:number-columns-repeated="2"/>
        </table:table-row>
        <table:table-row table:style-name="ro1">
          <table:table-cell office:value-type="float" office:value="712704" calcext:value-type="float">
            <text:p>712704</text:p>
          </table:table-cell>
          <table:table-cell table:formula="of:=DEC2HEX([.A84]+1048576)" office:value-type="string" office:string-value="1AE000" calcext:value-type="string">
            <text:p>1AE000</text:p>
          </table:table-cell>
          <table:table-cell table:number-columns-repeated="2"/>
        </table:table-row>
        <table:table-row table:style-name="ro1">
          <table:table-cell office:value-type="float" office:value="708608" calcext:value-type="float">
            <text:p>708608</text:p>
          </table:table-cell>
          <table:table-cell table:formula="of:=DEC2HEX([.A85]+1048576)" office:value-type="string" office:string-value="1AD000" calcext:value-type="string">
            <text:p>1AD000</text:p>
          </table:table-cell>
          <table:table-cell table:number-columns-repeated="2"/>
        </table:table-row>
        <table:table-row table:style-name="ro1">
          <table:table-cell office:value-type="float" office:value="704512" calcext:value-type="float">
            <text:p>704512</text:p>
          </table:table-cell>
          <table:table-cell table:formula="of:=DEC2HEX([.A86]+1048576)" office:value-type="string" office:string-value="1AC000" calcext:value-type="string">
            <text:p>1AC000</text:p>
          </table:table-cell>
          <table:table-cell table:number-columns-repeated="2"/>
        </table:table-row>
        <table:table-row table:style-name="ro1">
          <table:table-cell office:value-type="float" office:value="700416" calcext:value-type="float">
            <text:p>700416</text:p>
          </table:table-cell>
          <table:table-cell table:formula="of:=DEC2HEX([.A87]+1048576)" office:value-type="string" office:string-value="1AB000" calcext:value-type="string">
            <text:p>1AB000</text:p>
          </table:table-cell>
          <table:table-cell table:number-columns-repeated="2"/>
        </table:table-row>
        <table:table-row table:style-name="ro1">
          <table:table-cell office:value-type="float" office:value="696320" calcext:value-type="float">
            <text:p>696320</text:p>
          </table:table-cell>
          <table:table-cell table:formula="of:=DEC2HEX([.A88]+1048576)" office:value-type="string" office:string-value="1AA000" calcext:value-type="string">
            <text:p>1AA000</text:p>
          </table:table-cell>
          <table:table-cell table:number-columns-repeated="2"/>
        </table:table-row>
        <table:table-row table:style-name="ro1">
          <table:table-cell office:value-type="float" office:value="692224" calcext:value-type="float">
            <text:p>692224</text:p>
          </table:table-cell>
          <table:table-cell table:formula="of:=DEC2HEX([.A89]+1048576)" office:value-type="string" office:string-value="1A9000" calcext:value-type="string">
            <text:p>1A9000</text:p>
          </table:table-cell>
          <table:table-cell table:number-columns-repeated="2"/>
        </table:table-row>
        <table:table-row table:style-name="ro1">
          <table:table-cell office:value-type="float" office:value="688128" calcext:value-type="float">
            <text:p>688128</text:p>
          </table:table-cell>
          <table:table-cell table:formula="of:=DEC2HEX([.A90]+1048576)" office:value-type="string" office:string-value="1A8000" calcext:value-type="string">
            <text:p>1A8000</text:p>
          </table:table-cell>
          <table:table-cell table:number-columns-repeated="2"/>
        </table:table-row>
        <table:table-row table:style-name="ro1">
          <table:table-cell office:value-type="float" office:value="684032" calcext:value-type="float">
            <text:p>684032</text:p>
          </table:table-cell>
          <table:table-cell table:formula="of:=DEC2HEX([.A91]+1048576)" office:value-type="string" office:string-value="1A7000" calcext:value-type="string">
            <text:p>1A7000</text:p>
          </table:table-cell>
          <table:table-cell table:number-columns-repeated="2"/>
        </table:table-row>
        <table:table-row table:style-name="ro1">
          <table:table-cell office:value-type="float" office:value="679936" calcext:value-type="float">
            <text:p>679936</text:p>
          </table:table-cell>
          <table:table-cell table:formula="of:=DEC2HEX([.A92]+1048576)" office:value-type="string" office:string-value="1A6000" calcext:value-type="string">
            <text:p>1A6000</text:p>
          </table:table-cell>
          <table:table-cell table:number-columns-repeated="2"/>
        </table:table-row>
        <table:table-row table:style-name="ro1">
          <table:table-cell office:value-type="float" office:value="675840" calcext:value-type="float">
            <text:p>675840</text:p>
          </table:table-cell>
          <table:table-cell table:formula="of:=DEC2HEX([.A93]+1048576)" office:value-type="string" office:string-value="1A5000" calcext:value-type="string">
            <text:p>1A5000</text:p>
          </table:table-cell>
          <table:table-cell table:number-columns-repeated="2"/>
        </table:table-row>
        <table:table-row table:style-name="ro1">
          <table:table-cell office:value-type="float" office:value="671744" calcext:value-type="float">
            <text:p>671744</text:p>
          </table:table-cell>
          <table:table-cell table:formula="of:=DEC2HEX([.A94]+1048576)" office:value-type="string" office:string-value="1A4000" calcext:value-type="string">
            <text:p>1A4000</text:p>
          </table:table-cell>
          <table:table-cell table:number-columns-repeated="2"/>
        </table:table-row>
        <table:table-row table:style-name="ro1">
          <table:table-cell office:value-type="float" office:value="667648" calcext:value-type="float">
            <text:p>667648</text:p>
          </table:table-cell>
          <table:table-cell table:formula="of:=DEC2HEX([.A95]+1048576)" office:value-type="string" office:string-value="1A3000" calcext:value-type="string">
            <text:p>1A3000</text:p>
          </table:table-cell>
          <table:table-cell table:number-columns-repeated="2"/>
        </table:table-row>
        <table:table-row table:style-name="ro1">
          <table:table-cell office:value-type="float" office:value="663552" calcext:value-type="float">
            <text:p>663552</text:p>
          </table:table-cell>
          <table:table-cell table:formula="of:=DEC2HEX([.A96]+1048576)" office:value-type="string" office:string-value="1A2000" calcext:value-type="string">
            <text:p>1A2000</text:p>
          </table:table-cell>
          <table:table-cell table:number-columns-repeated="2"/>
        </table:table-row>
        <table:table-row table:style-name="ro1">
          <table:table-cell office:value-type="float" office:value="659456" calcext:value-type="float">
            <text:p>659456</text:p>
          </table:table-cell>
          <table:table-cell table:formula="of:=DEC2HEX([.A97]+1048576)" office:value-type="string" office:string-value="1A1000" calcext:value-type="string">
            <text:p>1A1000</text:p>
          </table:table-cell>
          <table:table-cell table:number-columns-repeated="2"/>
        </table:table-row>
        <table:table-row table:style-name="ro1">
          <table:table-cell office:value-type="float" office:value="655360" calcext:value-type="float">
            <text:p>655360</text:p>
          </table:table-cell>
          <table:table-cell table:formula="of:=DEC2HEX([.A98]+1048576)" office:value-type="string" office:string-value="1A0000" calcext:value-type="string">
            <text:p>1A0000</text:p>
          </table:table-cell>
          <table:table-cell table:number-columns-repeated="2"/>
        </table:table-row>
        <table:table-row table:style-name="ro1">
          <table:table-cell office:value-type="float" office:value="651264" calcext:value-type="float">
            <text:p>651264</text:p>
          </table:table-cell>
          <table:table-cell table:formula="of:=DEC2HEX([.A99]+1048576)" office:value-type="string" office:string-value="19F000" calcext:value-type="string">
            <text:p>19F000</text:p>
          </table:table-cell>
          <table:table-cell table:number-columns-repeated="2"/>
        </table:table-row>
        <table:table-row table:style-name="ro1">
          <table:table-cell office:value-type="float" office:value="647168" calcext:value-type="float">
            <text:p>647168</text:p>
          </table:table-cell>
          <table:table-cell table:formula="of:=DEC2HEX([.A100]+1048576)" office:value-type="string" office:string-value="19E000" calcext:value-type="string">
            <text:p>19E000</text:p>
          </table:table-cell>
          <table:table-cell table:number-columns-repeated="2"/>
        </table:table-row>
        <table:table-row table:style-name="ro1">
          <table:table-cell office:value-type="float" office:value="643072" calcext:value-type="float">
            <text:p>643072</text:p>
          </table:table-cell>
          <table:table-cell table:formula="of:=DEC2HEX([.A101]+1048576)" office:value-type="string" office:string-value="19D000" calcext:value-type="string">
            <text:p>19D000</text:p>
          </table:table-cell>
          <table:table-cell table:number-columns-repeated="2"/>
        </table:table-row>
        <table:table-row table:style-name="ro1">
          <table:table-cell office:value-type="float" office:value="638976" calcext:value-type="float">
            <text:p>638976</text:p>
          </table:table-cell>
          <table:table-cell table:formula="of:=DEC2HEX([.A102]+1048576)" office:value-type="string" office:string-value="19C000" calcext:value-type="string">
            <text:p>19C000</text:p>
          </table:table-cell>
          <table:table-cell table:number-columns-repeated="2"/>
        </table:table-row>
        <table:table-row table:style-name="ro1">
          <table:table-cell office:value-type="float" office:value="634880" calcext:value-type="float">
            <text:p>634880</text:p>
          </table:table-cell>
          <table:table-cell table:formula="of:=DEC2HEX([.A103]+1048576)" office:value-type="string" office:string-value="19B000" calcext:value-type="string">
            <text:p>19B000</text:p>
          </table:table-cell>
          <table:table-cell table:number-columns-repeated="2"/>
        </table:table-row>
        <table:table-row table:style-name="ro1">
          <table:table-cell office:value-type="float" office:value="630784" calcext:value-type="float">
            <text:p>630784</text:p>
          </table:table-cell>
          <table:table-cell table:formula="of:=DEC2HEX([.A104]+1048576)" office:value-type="string" office:string-value="19A000" calcext:value-type="string">
            <text:p>19A000</text:p>
          </table:table-cell>
          <table:table-cell table:number-columns-repeated="2"/>
        </table:table-row>
        <table:table-row table:style-name="ro1">
          <table:table-cell office:value-type="float" office:value="626688" calcext:value-type="float">
            <text:p>626688</text:p>
          </table:table-cell>
          <table:table-cell table:formula="of:=DEC2HEX([.A105]+1048576)" office:value-type="string" office:string-value="199000" calcext:value-type="string">
            <text:p>199000</text:p>
          </table:table-cell>
          <table:table-cell table:number-columns-repeated="2"/>
        </table:table-row>
        <table:table-row table:style-name="ro1">
          <table:table-cell office:value-type="float" office:value="622592" calcext:value-type="float">
            <text:p>622592</text:p>
          </table:table-cell>
          <table:table-cell table:formula="of:=DEC2HEX([.A106]+1048576)" office:value-type="string" office:string-value="198000" calcext:value-type="string">
            <text:p>198000</text:p>
          </table:table-cell>
          <table:table-cell table:number-columns-repeated="2"/>
        </table:table-row>
        <table:table-row table:style-name="ro1">
          <table:table-cell office:value-type="float" office:value="618496" calcext:value-type="float">
            <text:p>618496</text:p>
          </table:table-cell>
          <table:table-cell table:formula="of:=DEC2HEX([.A107]+1048576)" office:value-type="string" office:string-value="197000" calcext:value-type="string">
            <text:p>197000</text:p>
          </table:table-cell>
          <table:table-cell table:number-columns-repeated="2"/>
        </table:table-row>
        <table:table-row table:style-name="ro1">
          <table:table-cell office:value-type="float" office:value="614400" calcext:value-type="float">
            <text:p>614400</text:p>
          </table:table-cell>
          <table:table-cell table:formula="of:=DEC2HEX([.A108]+1048576)" office:value-type="string" office:string-value="196000" calcext:value-type="string">
            <text:p>196000</text:p>
          </table:table-cell>
          <table:table-cell table:number-columns-repeated="2"/>
        </table:table-row>
        <table:table-row table:style-name="ro1">
          <table:table-cell office:value-type="float" office:value="610304" calcext:value-type="float">
            <text:p>610304</text:p>
          </table:table-cell>
          <table:table-cell table:formula="of:=DEC2HEX([.A109]+1048576)" office:value-type="string" office:string-value="195000" calcext:value-type="string">
            <text:p>195000</text:p>
          </table:table-cell>
          <table:table-cell table:number-columns-repeated="2"/>
        </table:table-row>
        <table:table-row table:style-name="ro1">
          <table:table-cell office:value-type="float" office:value="606208" calcext:value-type="float">
            <text:p>606208</text:p>
          </table:table-cell>
          <table:table-cell table:formula="of:=DEC2HEX([.A110]+1048576)" office:value-type="string" office:string-value="194000" calcext:value-type="string">
            <text:p>194000</text:p>
          </table:table-cell>
          <table:table-cell table:number-columns-repeated="2"/>
        </table:table-row>
        <table:table-row table:style-name="ro1">
          <table:table-cell office:value-type="float" office:value="602112" calcext:value-type="float">
            <text:p>602112</text:p>
          </table:table-cell>
          <table:table-cell table:formula="of:=DEC2HEX([.A111]+1048576)" office:value-type="string" office:string-value="193000" calcext:value-type="string">
            <text:p>193000</text:p>
          </table:table-cell>
          <table:table-cell table:number-columns-repeated="2"/>
        </table:table-row>
        <table:table-row table:style-name="ro1">
          <table:table-cell office:value-type="float" office:value="598016" calcext:value-type="float">
            <text:p>598016</text:p>
          </table:table-cell>
          <table:table-cell table:formula="of:=DEC2HEX([.A112]+1048576)" office:value-type="string" office:string-value="192000" calcext:value-type="string">
            <text:p>192000</text:p>
          </table:table-cell>
          <table:table-cell table:number-columns-repeated="2"/>
        </table:table-row>
        <table:table-row table:style-name="ro1">
          <table:table-cell office:value-type="float" office:value="593920" calcext:value-type="float">
            <text:p>593920</text:p>
          </table:table-cell>
          <table:table-cell table:formula="of:=DEC2HEX([.A113]+1048576)" office:value-type="string" office:string-value="191000" calcext:value-type="string">
            <text:p>191000</text:p>
          </table:table-cell>
          <table:table-cell table:number-columns-repeated="2"/>
        </table:table-row>
        <table:table-row table:style-name="ro1">
          <table:table-cell office:value-type="float" office:value="589824" calcext:value-type="float">
            <text:p>589824</text:p>
          </table:table-cell>
          <table:table-cell table:formula="of:=DEC2HEX([.A114]+1048576)" office:value-type="string" office:string-value="190000" calcext:value-type="string">
            <text:p>190000</text:p>
          </table:table-cell>
          <table:table-cell table:number-columns-repeated="2"/>
        </table:table-row>
        <table:table-row table:style-name="ro1">
          <table:table-cell office:value-type="float" office:value="585728" calcext:value-type="float">
            <text:p>585728</text:p>
          </table:table-cell>
          <table:table-cell table:formula="of:=DEC2HEX([.A115]+1048576)" office:value-type="string" office:string-value="18F000" calcext:value-type="string">
            <text:p>18F000</text:p>
          </table:table-cell>
          <table:table-cell table:number-columns-repeated="2"/>
        </table:table-row>
        <table:table-row table:style-name="ro1">
          <table:table-cell office:value-type="float" office:value="581632" calcext:value-type="float">
            <text:p>581632</text:p>
          </table:table-cell>
          <table:table-cell table:formula="of:=DEC2HEX([.A116]+1048576)" office:value-type="string" office:string-value="18E000" calcext:value-type="string">
            <text:p>18E000</text:p>
          </table:table-cell>
          <table:table-cell table:number-columns-repeated="2"/>
        </table:table-row>
        <table:table-row table:style-name="ro1">
          <table:table-cell office:value-type="float" office:value="577536" calcext:value-type="float">
            <text:p>577536</text:p>
          </table:table-cell>
          <table:table-cell table:formula="of:=DEC2HEX([.A117]+1048576)" office:value-type="string" office:string-value="18D000" calcext:value-type="string">
            <text:p>18D000</text:p>
          </table:table-cell>
          <table:table-cell table:number-columns-repeated="2"/>
        </table:table-row>
        <table:table-row table:style-name="ro1">
          <table:table-cell office:value-type="float" office:value="573440" calcext:value-type="float">
            <text:p>573440</text:p>
          </table:table-cell>
          <table:table-cell table:formula="of:=DEC2HEX([.A118]+1048576)" office:value-type="string" office:string-value="18C000" calcext:value-type="string">
            <text:p>18C000</text:p>
          </table:table-cell>
          <table:table-cell table:number-columns-repeated="2"/>
        </table:table-row>
        <table:table-row table:style-name="ro1">
          <table:table-cell office:value-type="float" office:value="569344" calcext:value-type="float">
            <text:p>569344</text:p>
          </table:table-cell>
          <table:table-cell table:formula="of:=DEC2HEX([.A119]+1048576)" office:value-type="string" office:string-value="18B000" calcext:value-type="string">
            <text:p>18B000</text:p>
          </table:table-cell>
          <table:table-cell table:number-columns-repeated="2"/>
        </table:table-row>
        <table:table-row table:style-name="ro1">
          <table:table-cell office:value-type="float" office:value="565248" calcext:value-type="float">
            <text:p>565248</text:p>
          </table:table-cell>
          <table:table-cell table:formula="of:=DEC2HEX([.A120]+1048576)" office:value-type="string" office:string-value="18A000" calcext:value-type="string">
            <text:p>18A000</text:p>
          </table:table-cell>
          <table:table-cell table:number-columns-repeated="2"/>
        </table:table-row>
        <table:table-row table:style-name="ro1">
          <table:table-cell office:value-type="float" office:value="561152" calcext:value-type="float">
            <text:p>561152</text:p>
          </table:table-cell>
          <table:table-cell table:formula="of:=DEC2HEX([.A121]+1048576)" office:value-type="string" office:string-value="189000" calcext:value-type="string">
            <text:p>189000</text:p>
          </table:table-cell>
          <table:table-cell table:number-columns-repeated="2"/>
        </table:table-row>
        <table:table-row table:style-name="ro1">
          <table:table-cell office:value-type="float" office:value="557056" calcext:value-type="float">
            <text:p>557056</text:p>
          </table:table-cell>
          <table:table-cell table:formula="of:=DEC2HEX([.A122]+1048576)" office:value-type="string" office:string-value="188000" calcext:value-type="string">
            <text:p>188000</text:p>
          </table:table-cell>
          <table:table-cell table:number-columns-repeated="2"/>
        </table:table-row>
        <table:table-row table:style-name="ro1">
          <table:table-cell office:value-type="float" office:value="552960" calcext:value-type="float">
            <text:p>552960</text:p>
          </table:table-cell>
          <table:table-cell table:formula="of:=DEC2HEX([.A123]+1048576)" office:value-type="string" office:string-value="187000" calcext:value-type="string">
            <text:p>187000</text:p>
          </table:table-cell>
          <table:table-cell table:number-columns-repeated="2"/>
        </table:table-row>
        <table:table-row table:style-name="ro1">
          <table:table-cell office:value-type="float" office:value="548864" calcext:value-type="float">
            <text:p>548864</text:p>
          </table:table-cell>
          <table:table-cell table:formula="of:=DEC2HEX([.A124]+1048576)" office:value-type="string" office:string-value="186000" calcext:value-type="string">
            <text:p>186000</text:p>
          </table:table-cell>
          <table:table-cell table:number-columns-repeated="2"/>
        </table:table-row>
        <table:table-row table:style-name="ro1">
          <table:table-cell office:value-type="float" office:value="544768" calcext:value-type="float">
            <text:p>544768</text:p>
          </table:table-cell>
          <table:table-cell table:formula="of:=DEC2HEX([.A125]+1048576)" office:value-type="string" office:string-value="185000" calcext:value-type="string">
            <text:p>185000</text:p>
          </table:table-cell>
          <table:table-cell table:number-columns-repeated="2"/>
        </table:table-row>
        <table:table-row table:style-name="ro1">
          <table:table-cell office:value-type="float" office:value="540672" calcext:value-type="float">
            <text:p>540672</text:p>
          </table:table-cell>
          <table:table-cell table:formula="of:=DEC2HEX([.A126]+1048576)" office:value-type="string" office:string-value="184000" calcext:value-type="string">
            <text:p>184000</text:p>
          </table:table-cell>
          <table:table-cell office:value-type="string" calcext:value-type="string">
            <text:p>Guard page</text:p>
          </table:table-cell>
          <table:table-cell/>
        </table:table-row>
        <table:table-row table:style-name="ro1">
          <table:table-cell office:value-type="float" office:value="536576" calcext:value-type="float">
            <text:p>536576</text:p>
          </table:table-cell>
          <table:table-cell table:formula="of:=DEC2HEX([.A127]+1048576)" office:value-type="string" office:string-value="183000" calcext:value-type="string">
            <text:p>183000</text:p>
          </table:table-cell>
          <table:table-cell table:style-name="ce75" office:value-type="string" calcext:value-type="string" table:number-columns-spanned="1" table:number-rows-spanned="32">
            <text:p>Ring 0 Stack</text:p>
          </table:table-cell>
          <table:table-cell/>
        </table:table-row>
        <table:table-row table:style-name="ro1">
          <table:table-cell office:value-type="float" office:value="532480" calcext:value-type="float">
            <text:p>532480</text:p>
          </table:table-cell>
          <table:table-cell table:formula="of:=DEC2HEX([.A128]+1048576)" office:value-type="string" office:string-value="182000" calcext:value-type="string">
            <text:p>182000</text:p>
          </table:table-cell>
          <table:covered-table-cell table:style-name="ce89"/>
          <table:table-cell/>
        </table:table-row>
        <table:table-row table:style-name="ro1">
          <table:table-cell office:value-type="float" office:value="528384" calcext:value-type="float">
            <text:p>528384</text:p>
          </table:table-cell>
          <table:table-cell table:formula="of:=DEC2HEX([.A129]+1048576)" office:value-type="string" office:string-value="181000" calcext:value-type="string">
            <text:p>181000</text:p>
          </table:table-cell>
          <table:covered-table-cell table:style-name="ce89"/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DEC2HEX([.A130]+1048576)" office:value-type="string" office:string-value="180000" calcext:value-type="string">
            <text:p>180000</text:p>
          </table:table-cell>
          <table:covered-table-cell table:style-name="ce89"/>
          <table:table-cell/>
        </table:table-row>
        <table:table-row table:style-name="ro1">
          <table:table-cell office:value-type="float" office:value="520192" calcext:value-type="float">
            <text:p>520192</text:p>
          </table:table-cell>
          <table:table-cell table:formula="of:=DEC2HEX([.A131]+1048576)" office:value-type="string" office:string-value="17F000" calcext:value-type="string">
            <text:p>17F000</text:p>
          </table:table-cell>
          <table:covered-table-cell table:style-name="ce89"/>
          <table:table-cell/>
        </table:table-row>
        <table:table-row table:style-name="ro1">
          <table:table-cell office:value-type="float" office:value="516096" calcext:value-type="float">
            <text:p>516096</text:p>
          </table:table-cell>
          <table:table-cell table:formula="of:=DEC2HEX([.A132]+1048576)" office:value-type="string" office:string-value="17E000" calcext:value-type="string">
            <text:p>17E000</text:p>
          </table:table-cell>
          <table:covered-table-cell table:style-name="ce89"/>
          <table:table-cell/>
        </table:table-row>
        <table:table-row table:style-name="ro1">
          <table:table-cell office:value-type="float" office:value="512000" calcext:value-type="float">
            <text:p>512000</text:p>
          </table:table-cell>
          <table:table-cell table:formula="of:=DEC2HEX([.A133]+1048576)" office:value-type="string" office:string-value="17D000" calcext:value-type="string">
            <text:p>17D000</text:p>
          </table:table-cell>
          <table:covered-table-cell table:style-name="ce89"/>
          <table:table-cell/>
        </table:table-row>
        <table:table-row table:style-name="ro1">
          <table:table-cell office:value-type="float" office:value="507904" calcext:value-type="float">
            <text:p>507904</text:p>
          </table:table-cell>
          <table:table-cell table:formula="of:=DEC2HEX([.A134]+1048576)" office:value-type="string" office:string-value="17C000" calcext:value-type="string">
            <text:p>17C000</text:p>
          </table:table-cell>
          <table:covered-table-cell table:style-name="ce89"/>
          <table:table-cell/>
        </table:table-row>
        <table:table-row table:style-name="ro1">
          <table:table-cell office:value-type="float" office:value="503808" calcext:value-type="float">
            <text:p>503808</text:p>
          </table:table-cell>
          <table:table-cell table:formula="of:=DEC2HEX([.A135]+1048576)" office:value-type="string" office:string-value="17B000" calcext:value-type="string">
            <text:p>17B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99712" calcext:value-type="float">
            <text:p>499712</text:p>
          </table:table-cell>
          <table:table-cell table:formula="of:=DEC2HEX([.A136]+1048576)" office:value-type="string" office:string-value="17A000" calcext:value-type="string">
            <text:p>17A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95616" calcext:value-type="float">
            <text:p>495616</text:p>
          </table:table-cell>
          <table:table-cell table:formula="of:=DEC2HEX([.A137]+1048576)" office:value-type="string" office:string-value="179000" calcext:value-type="string">
            <text:p>179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91520" calcext:value-type="float">
            <text:p>491520</text:p>
          </table:table-cell>
          <table:table-cell table:formula="of:=DEC2HEX([.A138]+1048576)" office:value-type="string" office:string-value="178000" calcext:value-type="string">
            <text:p>178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87424" calcext:value-type="float">
            <text:p>487424</text:p>
          </table:table-cell>
          <table:table-cell table:formula="of:=DEC2HEX([.A139]+1048576)" office:value-type="string" office:string-value="177000" calcext:value-type="string">
            <text:p>177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83328" calcext:value-type="float">
            <text:p>483328</text:p>
          </table:table-cell>
          <table:table-cell table:formula="of:=DEC2HEX([.A140]+1048576)" office:value-type="string" office:string-value="176000" calcext:value-type="string">
            <text:p>176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79232" calcext:value-type="float">
            <text:p>479232</text:p>
          </table:table-cell>
          <table:table-cell table:formula="of:=DEC2HEX([.A141]+1048576)" office:value-type="string" office:string-value="175000" calcext:value-type="string">
            <text:p>175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75136" calcext:value-type="float">
            <text:p>475136</text:p>
          </table:table-cell>
          <table:table-cell table:formula="of:=DEC2HEX([.A142]+1048576)" office:value-type="string" office:string-value="174000" calcext:value-type="string">
            <text:p>174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71040" calcext:value-type="float">
            <text:p>471040</text:p>
          </table:table-cell>
          <table:table-cell table:formula="of:=DEC2HEX([.A143]+1048576)" office:value-type="string" office:string-value="173000" calcext:value-type="string">
            <text:p>173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66944" calcext:value-type="float">
            <text:p>466944</text:p>
          </table:table-cell>
          <table:table-cell table:formula="of:=DEC2HEX([.A144]+1048576)" office:value-type="string" office:string-value="172000" calcext:value-type="string">
            <text:p>172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62848" calcext:value-type="float">
            <text:p>462848</text:p>
          </table:table-cell>
          <table:table-cell table:formula="of:=DEC2HEX([.A145]+1048576)" office:value-type="string" office:string-value="171000" calcext:value-type="string">
            <text:p>171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58752" calcext:value-type="float">
            <text:p>458752</text:p>
          </table:table-cell>
          <table:table-cell table:formula="of:=DEC2HEX([.A146]+1048576)" office:value-type="string" office:string-value="170000" calcext:value-type="string">
            <text:p>170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54656" calcext:value-type="float">
            <text:p>454656</text:p>
          </table:table-cell>
          <table:table-cell table:formula="of:=DEC2HEX([.A147]+1048576)" office:value-type="string" office:string-value="16F000" calcext:value-type="string">
            <text:p>16F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50560" calcext:value-type="float">
            <text:p>450560</text:p>
          </table:table-cell>
          <table:table-cell table:formula="of:=DEC2HEX([.A148]+1048576)" office:value-type="string" office:string-value="16E000" calcext:value-type="string">
            <text:p>16E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46464" calcext:value-type="float">
            <text:p>446464</text:p>
          </table:table-cell>
          <table:table-cell table:formula="of:=DEC2HEX([.A149]+1048576)" office:value-type="string" office:string-value="16D000" calcext:value-type="string">
            <text:p>16D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42368" calcext:value-type="float">
            <text:p>442368</text:p>
          </table:table-cell>
          <table:table-cell table:formula="of:=DEC2HEX([.A150]+1048576)" office:value-type="string" office:string-value="16C000" calcext:value-type="string">
            <text:p>16C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38272" calcext:value-type="float">
            <text:p>438272</text:p>
          </table:table-cell>
          <table:table-cell table:formula="of:=DEC2HEX([.A151]+1048576)" office:value-type="string" office:string-value="16B000" calcext:value-type="string">
            <text:p>16B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34176" calcext:value-type="float">
            <text:p>434176</text:p>
          </table:table-cell>
          <table:table-cell table:formula="of:=DEC2HEX([.A152]+1048576)" office:value-type="string" office:string-value="16A000" calcext:value-type="string">
            <text:p>16A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30080" calcext:value-type="float">
            <text:p>430080</text:p>
          </table:table-cell>
          <table:table-cell table:formula="of:=DEC2HEX([.A153]+1048576)" office:value-type="string" office:string-value="169000" calcext:value-type="string">
            <text:p>169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25984" calcext:value-type="float">
            <text:p>425984</text:p>
          </table:table-cell>
          <table:table-cell table:formula="of:=DEC2HEX([.A154]+1048576)" office:value-type="string" office:string-value="168000" calcext:value-type="string">
            <text:p>168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21888" calcext:value-type="float">
            <text:p>421888</text:p>
          </table:table-cell>
          <table:table-cell table:formula="of:=DEC2HEX([.A155]+1048576)" office:value-type="string" office:string-value="167000" calcext:value-type="string">
            <text:p>167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17792" calcext:value-type="float">
            <text:p>417792</text:p>
          </table:table-cell>
          <table:table-cell table:formula="of:=DEC2HEX([.A156]+1048576)" office:value-type="string" office:string-value="166000" calcext:value-type="string">
            <text:p>166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13696" calcext:value-type="float">
            <text:p>413696</text:p>
          </table:table-cell>
          <table:table-cell table:formula="of:=DEC2HEX([.A157]+1048576)" office:value-type="string" office:string-value="165000" calcext:value-type="string">
            <text:p>165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09600" calcext:value-type="float">
            <text:p>409600</text:p>
          </table:table-cell>
          <table:table-cell table:formula="of:=DEC2HEX([.A158]+1048576)" office:value-type="string" office:string-value="164000" calcext:value-type="string">
            <text:p>164000</text:p>
          </table:table-cell>
          <table:covered-table-cell table:style-name="ce89"/>
          <table:table-cell/>
        </table:table-row>
        <table:table-row table:style-name="ro1">
          <table:table-cell office:value-type="float" office:value="405504" calcext:value-type="float">
            <text:p>405504</text:p>
          </table:table-cell>
          <table:table-cell table:formula="of:=DEC2HEX([.A159]+1048576)" office:value-type="string" office:string-value="163000" calcext:value-type="string">
            <text:p>163000</text:p>
          </table:table-cell>
          <table:table-cell office:value-type="string" calcext:value-type="string">
            <text:p>Guard page</text:p>
          </table:table-cell>
          <table:table-cell/>
        </table:table-row>
        <table:table-row table:style-name="ro1">
          <table:table-cell office:value-type="float" office:value="401408" calcext:value-type="float">
            <text:p>401408</text:p>
          </table:table-cell>
          <table:table-cell table:formula="of:=DEC2HEX([.A160]+1048576)" office:value-type="string" office:string-value="162000" calcext:value-type="string">
            <text:p>162000</text:p>
          </table:table-cell>
          <table:table-cell table:style-name="ce90" office:value-type="string" calcext:value-type="string" table:number-columns-spanned="1" table:number-rows-spanned="32">
            <text:p>Malloc</text:p>
          </table:table-cell>
          <table:table-cell/>
        </table:table-row>
        <table:table-row table:style-name="ro1">
          <table:table-cell office:value-type="float" office:value="397312" calcext:value-type="float">
            <text:p>397312</text:p>
          </table:table-cell>
          <table:table-cell table:formula="of:=DEC2HEX([.A161]+1048576)" office:value-type="string" office:string-value="161000" calcext:value-type="string">
            <text:p>161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93216" calcext:value-type="float">
            <text:p>393216</text:p>
          </table:table-cell>
          <table:table-cell table:formula="of:=DEC2HEX([.A162]+1048576)" office:value-type="string" office:string-value="160000" calcext:value-type="string">
            <text:p>160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89120" calcext:value-type="float">
            <text:p>389120</text:p>
          </table:table-cell>
          <table:table-cell table:formula="of:=DEC2HEX([.A163]+1048576)" office:value-type="string" office:string-value="15F000" calcext:value-type="string">
            <text:p>15F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85024" calcext:value-type="float">
            <text:p>385024</text:p>
          </table:table-cell>
          <table:table-cell table:formula="of:=DEC2HEX([.A164]+1048576)" office:value-type="string" office:string-value="15E000" calcext:value-type="string">
            <text:p>15E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80928" calcext:value-type="float">
            <text:p>380928</text:p>
          </table:table-cell>
          <table:table-cell table:formula="of:=DEC2HEX([.A165]+1048576)" office:value-type="string" office:string-value="15D000" calcext:value-type="string">
            <text:p>15D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76832" calcext:value-type="float">
            <text:p>376832</text:p>
          </table:table-cell>
          <table:table-cell table:formula="of:=DEC2HEX([.A166]+1048576)" office:value-type="string" office:string-value="15C000" calcext:value-type="string">
            <text:p>15C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72736" calcext:value-type="float">
            <text:p>372736</text:p>
          </table:table-cell>
          <table:table-cell table:formula="of:=DEC2HEX([.A167]+1048576)" office:value-type="string" office:string-value="15B000" calcext:value-type="string">
            <text:p>15B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68640" calcext:value-type="float">
            <text:p>368640</text:p>
          </table:table-cell>
          <table:table-cell table:formula="of:=DEC2HEX([.A168]+1048576)" office:value-type="string" office:string-value="15A000" calcext:value-type="string">
            <text:p>15A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64544" calcext:value-type="float">
            <text:p>364544</text:p>
          </table:table-cell>
          <table:table-cell table:formula="of:=DEC2HEX([.A169]+1048576)" office:value-type="string" office:string-value="159000" calcext:value-type="string">
            <text:p>159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60448" calcext:value-type="float">
            <text:p>360448</text:p>
          </table:table-cell>
          <table:table-cell table:formula="of:=DEC2HEX([.A170]+1048576)" office:value-type="string" office:string-value="158000" calcext:value-type="string">
            <text:p>158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56352" calcext:value-type="float">
            <text:p>356352</text:p>
          </table:table-cell>
          <table:table-cell table:formula="of:=DEC2HEX([.A171]+1048576)" office:value-type="string" office:string-value="157000" calcext:value-type="string">
            <text:p>157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52256" calcext:value-type="float">
            <text:p>352256</text:p>
          </table:table-cell>
          <table:table-cell table:formula="of:=DEC2HEX([.A172]+1048576)" office:value-type="string" office:string-value="156000" calcext:value-type="string">
            <text:p>156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48160" calcext:value-type="float">
            <text:p>348160</text:p>
          </table:table-cell>
          <table:table-cell table:formula="of:=DEC2HEX([.A173]+1048576)" office:value-type="string" office:string-value="155000" calcext:value-type="string">
            <text:p>155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44064" calcext:value-type="float">
            <text:p>344064</text:p>
          </table:table-cell>
          <table:table-cell table:formula="of:=DEC2HEX([.A174]+1048576)" office:value-type="string" office:string-value="154000" calcext:value-type="string">
            <text:p>154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39968" calcext:value-type="float">
            <text:p>339968</text:p>
          </table:table-cell>
          <table:table-cell table:formula="of:=DEC2HEX([.A175]+1048576)" office:value-type="string" office:string-value="153000" calcext:value-type="string">
            <text:p>153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35872" calcext:value-type="float">
            <text:p>335872</text:p>
          </table:table-cell>
          <table:table-cell table:formula="of:=DEC2HEX([.A176]+1048576)" office:value-type="string" office:string-value="152000" calcext:value-type="string">
            <text:p>152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31776" calcext:value-type="float">
            <text:p>331776</text:p>
          </table:table-cell>
          <table:table-cell table:formula="of:=DEC2HEX([.A177]+1048576)" office:value-type="string" office:string-value="151000" calcext:value-type="string">
            <text:p>151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27680" calcext:value-type="float">
            <text:p>327680</text:p>
          </table:table-cell>
          <table:table-cell table:formula="of:=DEC2HEX([.A178]+1048576)" office:value-type="string" office:string-value="150000" calcext:value-type="string">
            <text:p>150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23584" calcext:value-type="float">
            <text:p>323584</text:p>
          </table:table-cell>
          <table:table-cell table:formula="of:=DEC2HEX([.A179]+1048576)" office:value-type="string" office:string-value="14F000" calcext:value-type="string">
            <text:p>14F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19488" calcext:value-type="float">
            <text:p>319488</text:p>
          </table:table-cell>
          <table:table-cell table:formula="of:=DEC2HEX([.A180]+1048576)" office:value-type="string" office:string-value="14E000" calcext:value-type="string">
            <text:p>14E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15392" calcext:value-type="float">
            <text:p>315392</text:p>
          </table:table-cell>
          <table:table-cell table:formula="of:=DEC2HEX([.A181]+1048576)" office:value-type="string" office:string-value="14D000" calcext:value-type="string">
            <text:p>14D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11296" calcext:value-type="float">
            <text:p>311296</text:p>
          </table:table-cell>
          <table:table-cell table:formula="of:=DEC2HEX([.A182]+1048576)" office:value-type="string" office:string-value="14C000" calcext:value-type="string">
            <text:p>14C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07200" calcext:value-type="float">
            <text:p>307200</text:p>
          </table:table-cell>
          <table:table-cell table:formula="of:=DEC2HEX([.A183]+1048576)" office:value-type="string" office:string-value="14B000" calcext:value-type="string">
            <text:p>14B000</text:p>
          </table:table-cell>
          <table:covered-table-cell table:style-name="ce91"/>
          <table:table-cell/>
        </table:table-row>
        <table:table-row table:style-name="ro1">
          <table:table-cell office:value-type="float" office:value="303104" calcext:value-type="float">
            <text:p>303104</text:p>
          </table:table-cell>
          <table:table-cell table:formula="of:=DEC2HEX([.A184]+1048576)" office:value-type="string" office:string-value="14A000" calcext:value-type="string">
            <text:p>14A000</text:p>
          </table:table-cell>
          <table:covered-table-cell table:style-name="ce91"/>
          <table:table-cell/>
        </table:table-row>
        <table:table-row table:style-name="ro1">
          <table:table-cell office:value-type="float" office:value="299008" calcext:value-type="float">
            <text:p>299008</text:p>
          </table:table-cell>
          <table:table-cell table:formula="of:=DEC2HEX([.A185]+1048576)" office:value-type="string" office:string-value="149000" calcext:value-type="string">
            <text:p>149000</text:p>
          </table:table-cell>
          <table:covered-table-cell table:style-name="ce91"/>
          <table:table-cell/>
        </table:table-row>
        <table:table-row table:style-name="ro1">
          <table:table-cell office:value-type="float" office:value="294912" calcext:value-type="float">
            <text:p>294912</text:p>
          </table:table-cell>
          <table:table-cell table:formula="of:=DEC2HEX([.A186]+1048576)" office:value-type="string" office:string-value="148000" calcext:value-type="string">
            <text:p>148000</text:p>
          </table:table-cell>
          <table:covered-table-cell table:style-name="ce91"/>
          <table:table-cell/>
        </table:table-row>
        <table:table-row table:style-name="ro1">
          <table:table-cell office:value-type="float" office:value="290816" calcext:value-type="float">
            <text:p>290816</text:p>
          </table:table-cell>
          <table:table-cell table:formula="of:=DEC2HEX([.A187]+1048576)" office:value-type="string" office:string-value="147000" calcext:value-type="string">
            <text:p>147000</text:p>
          </table:table-cell>
          <table:covered-table-cell table:style-name="ce91"/>
          <table:table-cell/>
        </table:table-row>
        <table:table-row table:style-name="ro1">
          <table:table-cell office:value-type="float" office:value="286720" calcext:value-type="float">
            <text:p>286720</text:p>
          </table:table-cell>
          <table:table-cell table:formula="of:=DEC2HEX([.A188]+1048576)" office:value-type="string" office:string-value="146000" calcext:value-type="string">
            <text:p>146000</text:p>
          </table:table-cell>
          <table:covered-table-cell table:style-name="ce91"/>
          <table:table-cell/>
        </table:table-row>
        <table:table-row table:style-name="ro1">
          <table:table-cell office:value-type="float" office:value="282624" calcext:value-type="float">
            <text:p>282624</text:p>
          </table:table-cell>
          <table:table-cell table:formula="of:=DEC2HEX([.A189]+1048576)" office:value-type="string" office:string-value="145000" calcext:value-type="string">
            <text:p>145000</text:p>
          </table:table-cell>
          <table:covered-table-cell table:style-name="ce91"/>
          <table:table-cell/>
        </table:table-row>
        <table:table-row table:style-name="ro1">
          <table:table-cell office:value-type="float" office:value="278528" calcext:value-type="float">
            <text:p>278528</text:p>
          </table:table-cell>
          <table:table-cell table:formula="of:=DEC2HEX([.A190]+1048576)" office:value-type="string" office:string-value="144000" calcext:value-type="string">
            <text:p>144000</text:p>
          </table:table-cell>
          <table:covered-table-cell table:style-name="ce91"/>
          <table:table-cell/>
        </table:table-row>
        <table:table-row table:style-name="ro1">
          <table:table-cell office:value-type="float" office:value="274432" calcext:value-type="float">
            <text:p>274432</text:p>
          </table:table-cell>
          <table:table-cell table:formula="of:=DEC2HEX([.A191]+1048576)" office:value-type="string" office:string-value="143000" calcext:value-type="string">
            <text:p>143000</text:p>
          </table:table-cell>
          <table:covered-table-cell table:style-name="ce91"/>
          <table:table-cell/>
        </table:table-row>
        <table:table-row table:style-name="ro1">
          <table:table-cell office:value-type="float" office:value="270336" calcext:value-type="float">
            <text:p>270336</text:p>
          </table:table-cell>
          <table:table-cell table:formula="of:=DEC2HEX([.A192]+1048576)" office:value-type="string" office:string-value="142000" calcext:value-type="string">
            <text:p>142000</text:p>
          </table:table-cell>
          <table:table-cell table:style-name="ce92" office:value-type="string" calcext:value-type="string" table:number-columns-spanned="1" table:number-rows-spanned="10">
            <text:p>Never Free Allocation </text:p>
          </table:table-cell>
          <table:table-cell/>
        </table:table-row>
        <table:table-row table:style-name="ro1">
          <table:table-cell office:value-type="float" office:value="266240" calcext:value-type="float">
            <text:p>266240</text:p>
          </table:table-cell>
          <table:table-cell table:formula="of:=DEC2HEX([.A193]+1048576)" office:value-type="string" office:string-value="141000" calcext:value-type="string">
            <text:p>141000</text:p>
          </table:table-cell>
          <table:covered-table-cell table:style-name="ce93"/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DEC2HEX([.A194]+1048576)" office:value-type="string" office:string-value="140000" calcext:value-type="string">
            <text:p>140000</text:p>
          </table:table-cell>
          <table:covered-table-cell table:style-name="ce93"/>
          <table:table-cell/>
        </table:table-row>
        <table:table-row table:style-name="ro1">
          <table:table-cell office:value-type="float" office:value="258048" calcext:value-type="float">
            <text:p>258048</text:p>
          </table:table-cell>
          <table:table-cell table:formula="of:=DEC2HEX([.A195]+1048576)" office:value-type="string" office:string-value="13F000" calcext:value-type="string">
            <text:p>13F000</text:p>
          </table:table-cell>
          <table:covered-table-cell table:style-name="ce93"/>
          <table:table-cell/>
        </table:table-row>
        <table:table-row table:style-name="ro1">
          <table:table-cell office:value-type="float" office:value="253952" calcext:value-type="float">
            <text:p>253952</text:p>
          </table:table-cell>
          <table:table-cell table:formula="of:=DEC2HEX([.A196]+1048576)" office:value-type="string" office:string-value="13E000" calcext:value-type="string">
            <text:p>13E000</text:p>
          </table:table-cell>
          <table:covered-table-cell table:style-name="ce93"/>
          <table:table-cell/>
        </table:table-row>
        <table:table-row table:style-name="ro1">
          <table:table-cell office:value-type="float" office:value="249856" calcext:value-type="float">
            <text:p>249856</text:p>
          </table:table-cell>
          <table:table-cell table:formula="of:=DEC2HEX([.A197]+1048576)" office:value-type="string" office:string-value="13D000" calcext:value-type="string">
            <text:p>13D000</text:p>
          </table:table-cell>
          <table:covered-table-cell table:style-name="ce93"/>
          <table:table-cell/>
        </table:table-row>
        <table:table-row table:style-name="ro1">
          <table:table-cell office:value-type="float" office:value="245760" calcext:value-type="float">
            <text:p>245760</text:p>
          </table:table-cell>
          <table:table-cell table:formula="of:=DEC2HEX([.A198]+1048576)" office:value-type="string" office:string-value="13C000" calcext:value-type="string">
            <text:p>13C000</text:p>
          </table:table-cell>
          <table:covered-table-cell table:style-name="ce93"/>
          <table:table-cell/>
        </table:table-row>
        <table:table-row table:style-name="ro1">
          <table:table-cell office:value-type="float" office:value="241664" calcext:value-type="float">
            <text:p>241664</text:p>
          </table:table-cell>
          <table:table-cell table:formula="of:=DEC2HEX([.A199]+1048576)" office:value-type="string" office:string-value="13B000" calcext:value-type="string">
            <text:p>13B000</text:p>
          </table:table-cell>
          <table:covered-table-cell table:style-name="ce93"/>
          <table:table-cell/>
        </table:table-row>
        <table:table-row table:style-name="ro1">
          <table:table-cell office:value-type="float" office:value="237568" calcext:value-type="float">
            <text:p>237568</text:p>
          </table:table-cell>
          <table:table-cell table:formula="of:=DEC2HEX([.A200]+1048576)" office:value-type="string" office:string-value="13A000" calcext:value-type="string">
            <text:p>13A000</text:p>
          </table:table-cell>
          <table:covered-table-cell table:style-name="ce93"/>
          <table:table-cell/>
        </table:table-row>
        <table:table-row table:style-name="ro1">
          <table:table-cell office:value-type="float" office:value="233472" calcext:value-type="float">
            <text:p>233472</text:p>
          </table:table-cell>
          <table:table-cell table:formula="of:=DEC2HEX([.A201]+1048576)" office:value-type="string" office:string-value="139000" calcext:value-type="string">
            <text:p>139000</text:p>
          </table:table-cell>
          <table:covered-table-cell table:style-name="ce93"/>
          <table:table-cell/>
        </table:table-row>
        <table:table-row table:style-name="ro1">
          <table:table-cell office:value-type="float" office:value="229376" calcext:value-type="float">
            <text:p>229376</text:p>
          </table:table-cell>
          <table:table-cell table:formula="of:=DEC2HEX([.A202]+1048576)" office:value-type="string" office:string-value="138000" calcext:value-type="string">
            <text:p>138000</text:p>
          </table:table-cell>
          <table:table-cell table:style-name="ce94" office:value-type="string" calcext:value-type="string" table:number-columns-spanned="1" table:number-rows-spanned="25">
            <text:p>Pages for Allocation (Used by kernel to allocate complete pages)</text:p>
          </table:table-cell>
          <table:table-cell/>
        </table:table-row>
        <table:table-row table:style-name="ro1">
          <table:table-cell office:value-type="float" office:value="225280" calcext:value-type="float">
            <text:p>225280</text:p>
          </table:table-cell>
          <table:table-cell table:formula="of:=DEC2HEX([.A203]+1048576)" office:value-type="string" office:string-value="137000" calcext:value-type="string">
            <text:p>137000</text:p>
          </table:table-cell>
          <table:covered-table-cell table:style-name="ce95"/>
          <table:table-cell/>
        </table:table-row>
        <table:table-row table:style-name="ro1">
          <table:table-cell office:value-type="float" office:value="221184" calcext:value-type="float">
            <text:p>221184</text:p>
          </table:table-cell>
          <table:table-cell table:formula="of:=DEC2HEX([.A204]+1048576)" office:value-type="string" office:string-value="136000" calcext:value-type="string">
            <text:p>136000</text:p>
          </table:table-cell>
          <table:covered-table-cell table:style-name="ce95"/>
          <table:table-cell/>
        </table:table-row>
        <table:table-row table:style-name="ro1">
          <table:table-cell office:value-type="float" office:value="217088" calcext:value-type="float">
            <text:p>217088</text:p>
          </table:table-cell>
          <table:table-cell table:formula="of:=DEC2HEX([.A205]+1048576)" office:value-type="string" office:string-value="135000" calcext:value-type="string">
            <text:p>135000</text:p>
          </table:table-cell>
          <table:covered-table-cell table:style-name="ce95"/>
          <table:table-cell/>
        </table:table-row>
        <table:table-row table:style-name="ro1">
          <table:table-cell office:value-type="float" office:value="212992" calcext:value-type="float">
            <text:p>212992</text:p>
          </table:table-cell>
          <table:table-cell table:formula="of:=DEC2HEX([.A206]+1048576)" office:value-type="string" office:string-value="134000" calcext:value-type="string">
            <text:p>134000</text:p>
          </table:table-cell>
          <table:covered-table-cell table:style-name="ce95"/>
          <table:table-cell/>
        </table:table-row>
        <table:table-row table:style-name="ro1">
          <table:table-cell office:value-type="float" office:value="208896" calcext:value-type="float">
            <text:p>208896</text:p>
          </table:table-cell>
          <table:table-cell table:formula="of:=DEC2HEX([.A207]+1048576)" office:value-type="string" office:string-value="133000" calcext:value-type="string">
            <text:p>133000</text:p>
          </table:table-cell>
          <table:covered-table-cell table:style-name="ce95"/>
          <table:table-cell/>
        </table:table-row>
        <table:table-row table:style-name="ro1">
          <table:table-cell office:value-type="float" office:value="204800" calcext:value-type="float">
            <text:p>204800</text:p>
          </table:table-cell>
          <table:table-cell table:formula="of:=DEC2HEX([.A208]+1048576)" office:value-type="string" office:string-value="132000" calcext:value-type="string">
            <text:p>132000</text:p>
          </table:table-cell>
          <table:covered-table-cell table:style-name="ce95"/>
          <table:table-cell/>
        </table:table-row>
        <table:table-row table:style-name="ro1">
          <table:table-cell office:value-type="float" office:value="200704" calcext:value-type="float">
            <text:p>200704</text:p>
          </table:table-cell>
          <table:table-cell table:formula="of:=DEC2HEX([.A209]+1048576)" office:value-type="string" office:string-value="131000" calcext:value-type="string">
            <text:p>131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96608" calcext:value-type="float">
            <text:p>196608</text:p>
          </table:table-cell>
          <table:table-cell table:formula="of:=DEC2HEX([.A210]+1048576)" office:value-type="string" office:string-value="130000" calcext:value-type="string">
            <text:p>130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92512" calcext:value-type="float">
            <text:p>192512</text:p>
          </table:table-cell>
          <table:table-cell table:formula="of:=DEC2HEX([.A211]+1048576)" office:value-type="string" office:string-value="12F000" calcext:value-type="string">
            <text:p>12F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88416" calcext:value-type="float">
            <text:p>188416</text:p>
          </table:table-cell>
          <table:table-cell table:formula="of:=DEC2HEX([.A212]+1048576)" office:value-type="string" office:string-value="12E000" calcext:value-type="string">
            <text:p>12E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84320" calcext:value-type="float">
            <text:p>184320</text:p>
          </table:table-cell>
          <table:table-cell table:formula="of:=DEC2HEX([.A213]+1048576)" office:value-type="string" office:string-value="12D000" calcext:value-type="string">
            <text:p>12D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80224" calcext:value-type="float">
            <text:p>180224</text:p>
          </table:table-cell>
          <table:table-cell table:formula="of:=DEC2HEX([.A214]+1048576)" office:value-type="string" office:string-value="12C000" calcext:value-type="string">
            <text:p>12C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76128" calcext:value-type="float">
            <text:p>176128</text:p>
          </table:table-cell>
          <table:table-cell table:formula="of:=DEC2HEX([.A215]+1048576)" office:value-type="string" office:string-value="12B000" calcext:value-type="string">
            <text:p>12B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72032" calcext:value-type="float">
            <text:p>172032</text:p>
          </table:table-cell>
          <table:table-cell table:formula="of:=DEC2HEX([.A216]+1048576)" office:value-type="string" office:string-value="12A000" calcext:value-type="string">
            <text:p>12A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67936" calcext:value-type="float">
            <text:p>167936</text:p>
          </table:table-cell>
          <table:table-cell table:formula="of:=DEC2HEX([.A217]+1048576)" office:value-type="string" office:string-value="129000" calcext:value-type="string">
            <text:p>129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63840" calcext:value-type="float">
            <text:p>163840</text:p>
          </table:table-cell>
          <table:table-cell table:formula="of:=DEC2HEX([.A218]+1048576)" office:value-type="string" office:string-value="128000" calcext:value-type="string">
            <text:p>128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59744" calcext:value-type="float">
            <text:p>159744</text:p>
          </table:table-cell>
          <table:table-cell table:formula="of:=DEC2HEX([.A219]+1048576)" office:value-type="string" office:string-value="127000" calcext:value-type="string">
            <text:p>127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55648" calcext:value-type="float">
            <text:p>155648</text:p>
          </table:table-cell>
          <table:table-cell table:formula="of:=DEC2HEX([.A220]+1048576)" office:value-type="string" office:string-value="126000" calcext:value-type="string">
            <text:p>126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51552" calcext:value-type="float">
            <text:p>151552</text:p>
          </table:table-cell>
          <table:table-cell table:formula="of:=DEC2HEX([.A221]+1048576)" office:value-type="string" office:string-value="125000" calcext:value-type="string">
            <text:p>125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47456" calcext:value-type="float">
            <text:p>147456</text:p>
          </table:table-cell>
          <table:table-cell table:formula="of:=DEC2HEX([.A222]+1048576)" office:value-type="string" office:string-value="124000" calcext:value-type="string">
            <text:p>124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43360" calcext:value-type="float">
            <text:p>143360</text:p>
          </table:table-cell>
          <table:table-cell table:formula="of:=DEC2HEX([.A223]+1048576)" office:value-type="string" office:string-value="123000" calcext:value-type="string">
            <text:p>123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39264" calcext:value-type="float">
            <text:p>139264</text:p>
          </table:table-cell>
          <table:table-cell table:formula="of:=DEC2HEX([.A224]+1048576)" office:value-type="string" office:string-value="122000" calcext:value-type="string">
            <text:p>122000</text:p>
          </table:table-cell>
          <table:covered-table-cell table:style-name="ce95"/>
          <table:table-cell/>
        </table:table-row>
        <table:table-row table:style-name="ro1">
          <table:table-cell office:value-type="float" office:value="135168" calcext:value-type="float">
            <text:p>135168</text:p>
          </table:table-cell>
          <table:table-cell table:formula="of:=DEC2HEX([.A225]+1048576)" office:value-type="string" office:string-value="121000" calcext:value-type="string">
            <text:p>121000</text:p>
          </table:table-cell>
          <table:covered-table-cell table:style-name="ce95"/>
          <table:table-cell office:value-type="string" calcext:value-type="string">
            <text:p>PAGE TABLE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DEC2HEX([.A226]+1048576)" office:value-type="string" office:string-value="120000" calcext:value-type="string">
            <text:p>120000</text:p>
          </table:table-cell>
          <table:covered-table-cell table:style-name="ce95"/>
          <table:table-cell office:value-type="string" calcext:value-type="string">
            <text:p>PAGE DIR0</text:p>
          </table:table-cell>
        </table:table-row>
        <table:table-row table:style-name="ro1">
          <table:table-cell office:value-type="float" office:value="126976" calcext:value-type="float">
            <text:p>126976</text:p>
          </table:table-cell>
          <table:table-cell table:formula="of:=DEC2HEX([.A227]+1048576)" office:value-type="string" office:string-value="11F000" calcext:value-type="string">
            <text:p>11F000</text:p>
          </table:table-cell>
          <table:table-cell table:style-name="ce96" office:value-type="string" calcext:value-type="string" table:number-columns-spanned="1" table:number-rows-spanned="16">
            <text:p>RAM Disks</text:p>
          </table:table-cell>
          <table:table-cell/>
        </table:table-row>
        <table:table-row table:style-name="ro1">
          <table:table-cell office:value-type="float" office:value="122880" calcext:value-type="float">
            <text:p>122880</text:p>
          </table:table-cell>
          <table:table-cell table:formula="of:=DEC2HEX([.A228]+1048576)" office:value-type="string" office:string-value="11E000" calcext:value-type="string">
            <text:p>11E000</text:p>
          </table:table-cell>
          <table:covered-table-cell table:style-name="ce97"/>
          <table:table-cell/>
        </table:table-row>
        <table:table-row table:style-name="ro1">
          <table:table-cell office:value-type="float" office:value="118784" calcext:value-type="float">
            <text:p>118784</text:p>
          </table:table-cell>
          <table:table-cell table:formula="of:=DEC2HEX([.A229]+1048576)" office:value-type="string" office:string-value="11D000" calcext:value-type="string">
            <text:p>11D000</text:p>
          </table:table-cell>
          <table:covered-table-cell table:style-name="ce97"/>
          <table:table-cell/>
        </table:table-row>
        <table:table-row table:style-name="ro1">
          <table:table-cell office:value-type="float" office:value="114688" calcext:value-type="float">
            <text:p>114688</text:p>
          </table:table-cell>
          <table:table-cell table:formula="of:=DEC2HEX([.A230]+1048576)" office:value-type="string" office:string-value="11C000" calcext:value-type="string">
            <text:p>11C000</text:p>
          </table:table-cell>
          <table:covered-table-cell table:style-name="ce97"/>
          <table:table-cell/>
        </table:table-row>
        <table:table-row table:style-name="ro1">
          <table:table-cell office:value-type="float" office:value="110592" calcext:value-type="float">
            <text:p>110592</text:p>
          </table:table-cell>
          <table:table-cell table:formula="of:=DEC2HEX([.A231]+1048576)" office:value-type="string" office:string-value="11B000" calcext:value-type="string">
            <text:p>11B000</text:p>
          </table:table-cell>
          <table:covered-table-cell table:style-name="ce97"/>
          <table:table-cell/>
        </table:table-row>
        <table:table-row table:style-name="ro1">
          <table:table-cell office:value-type="float" office:value="106496" calcext:value-type="float">
            <text:p>106496</text:p>
          </table:table-cell>
          <table:table-cell table:formula="of:=DEC2HEX([.A232]+1048576)" office:value-type="string" office:string-value="11A000" calcext:value-type="string">
            <text:p>11A000</text:p>
          </table:table-cell>
          <table:covered-table-cell table:style-name="ce97"/>
          <table:table-cell/>
        </table:table-row>
        <table:table-row table:style-name="ro1">
          <table:table-cell office:value-type="float" office:value="102400" calcext:value-type="float">
            <text:p>102400</text:p>
          </table:table-cell>
          <table:table-cell table:formula="of:=DEC2HEX([.A233]+1048576)" office:value-type="string" office:string-value="119000" calcext:value-type="string">
            <text:p>119000</text:p>
          </table:table-cell>
          <table:covered-table-cell table:style-name="ce97"/>
          <table:table-cell/>
        </table:table-row>
        <table:table-row table:style-name="ro1">
          <table:table-cell office:value-type="float" office:value="98304" calcext:value-type="float">
            <text:p>98304</text:p>
          </table:table-cell>
          <table:table-cell table:formula="of:=DEC2HEX([.A234]+1048576)" office:value-type="string" office:string-value="118000" calcext:value-type="string">
            <text:p>118000</text:p>
          </table:table-cell>
          <table:covered-table-cell table:style-name="ce97"/>
          <table:table-cell/>
        </table:table-row>
        <table:table-row table:style-name="ro1">
          <table:table-cell office:value-type="float" office:value="94208" calcext:value-type="float">
            <text:p>94208</text:p>
          </table:table-cell>
          <table:table-cell table:formula="of:=DEC2HEX([.A235]+1048576)" office:value-type="string" office:string-value="117000" calcext:value-type="string">
            <text:p>117000</text:p>
          </table:table-cell>
          <table:covered-table-cell table:style-name="ce97"/>
          <table:table-cell/>
        </table:table-row>
        <table:table-row table:style-name="ro1">
          <table:table-cell office:value-type="float" office:value="90112" calcext:value-type="float">
            <text:p>90112</text:p>
          </table:table-cell>
          <table:table-cell table:formula="of:=DEC2HEX([.A236]+1048576)" office:value-type="string" office:string-value="116000" calcext:value-type="string">
            <text:p>116000</text:p>
          </table:table-cell>
          <table:covered-table-cell table:style-name="ce97"/>
          <table:table-cell/>
        </table:table-row>
        <table:table-row table:style-name="ro1">
          <table:table-cell office:value-type="float" office:value="86016" calcext:value-type="float">
            <text:p>86016</text:p>
          </table:table-cell>
          <table:table-cell table:formula="of:=DEC2HEX([.A237]+1048576)" office:value-type="string" office:string-value="115000" calcext:value-type="string">
            <text:p>115000</text:p>
          </table:table-cell>
          <table:covered-table-cell table:style-name="ce97"/>
          <table:table-cell/>
        </table:table-row>
        <table:table-row table:style-name="ro1">
          <table:table-cell office:value-type="float" office:value="81920" calcext:value-type="float">
            <text:p>81920</text:p>
          </table:table-cell>
          <table:table-cell table:formula="of:=DEC2HEX([.A238]+1048576)" office:value-type="string" office:string-value="114000" calcext:value-type="string">
            <text:p>114000</text:p>
          </table:table-cell>
          <table:covered-table-cell table:style-name="ce97"/>
          <table:table-cell/>
        </table:table-row>
        <table:table-row table:style-name="ro1">
          <table:table-cell office:value-type="float" office:value="77824" calcext:value-type="float">
            <text:p>77824</text:p>
          </table:table-cell>
          <table:table-cell table:formula="of:=DEC2HEX([.A239]+1048576)" office:value-type="string" office:string-value="113000" calcext:value-type="string">
            <text:p>113000</text:p>
          </table:table-cell>
          <table:covered-table-cell table:style-name="ce97"/>
          <table:table-cell/>
        </table:table-row>
        <table:table-row table:style-name="ro1">
          <table:table-cell office:value-type="float" office:value="73728" calcext:value-type="float">
            <text:p>73728</text:p>
          </table:table-cell>
          <table:table-cell table:formula="of:=DEC2HEX([.A240]+1048576)" office:value-type="string" office:string-value="112000" calcext:value-type="string">
            <text:p>112000</text:p>
          </table:table-cell>
          <table:covered-table-cell table:style-name="ce97"/>
          <table:table-cell/>
        </table:table-row>
        <table:table-row table:style-name="ro1">
          <table:table-cell office:value-type="float" office:value="69632" calcext:value-type="float">
            <text:p>69632</text:p>
          </table:table-cell>
          <table:table-cell table:formula="of:=DEC2HEX([.A241]+1048576)" office:value-type="string" office:string-value="111000" calcext:value-type="string">
            <text:p>111000</text:p>
          </table:table-cell>
          <table:covered-table-cell table:style-name="ce97"/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DEC2HEX([.A242]+1048576)" office:value-type="string" office:string-value="110000" calcext:value-type="string">
            <text:p>110000</text:p>
          </table:table-cell>
          <table:covered-table-cell table:style-name="ce97"/>
          <table:table-cell/>
        </table:table-row>
        <table:table-row table:style-name="ro1">
          <table:table-cell office:value-type="float" office:value="61440" calcext:value-type="float">
            <text:p>61440</text:p>
          </table:table-cell>
          <table:table-cell table:formula="of:=DEC2HEX([.A243]+1048576)" office:value-type="string" office:string-value="10F000" calcext:value-type="string">
            <text:p>10F000</text:p>
          </table:table-cell>
          <table:table-cell table:style-name="ce98" office:value-type="string" calcext:value-type="string" table:number-columns-spanned="1" table:number-rows-spanned="16">
            <text:p>Kernel Image</text:p>
          </table:table-cell>
          <table:table-cell office:value-type="string" calcext:value-type="string">
            <text:p>KEND</text:p>
          </table:table-cell>
        </table:table-row>
        <table:table-row table:style-name="ro1">
          <table:table-cell office:value-type="float" office:value="57344" calcext:value-type="float">
            <text:p>57344</text:p>
          </table:table-cell>
          <table:table-cell table:formula="of:=DEC2HEX([.A244]+1048576)" office:value-type="string" office:string-value="10E000" calcext:value-type="string">
            <text:p>10E000</text:p>
          </table:table-cell>
          <table:covered-table-cell table:style-name="ce99"/>
          <table:table-cell/>
        </table:table-row>
        <table:table-row table:style-name="ro1">
          <table:table-cell office:value-type="float" office:value="53248" calcext:value-type="float">
            <text:p>53248</text:p>
          </table:table-cell>
          <table:table-cell table:formula="of:=DEC2HEX([.A245]+1048576)" office:value-type="string" office:string-value="10D000" calcext:value-type="string">
            <text:p>10D000</text:p>
          </table:table-cell>
          <table:covered-table-cell table:style-name="ce99"/>
          <table:table-cell/>
        </table:table-row>
        <table:table-row table:style-name="ro1">
          <table:table-cell office:value-type="float" office:value="49152" calcext:value-type="float">
            <text:p>49152</text:p>
          </table:table-cell>
          <table:table-cell table:formula="of:=DEC2HEX([.A246]+1048576)" office:value-type="string" office:string-value="10C000" calcext:value-type="string">
            <text:p>10C000</text:p>
          </table:table-cell>
          <table:covered-table-cell table:style-name="ce99"/>
          <table:table-cell/>
        </table:table-row>
        <table:table-row table:style-name="ro1">
          <table:table-cell office:value-type="float" office:value="45056" calcext:value-type="float">
            <text:p>45056</text:p>
          </table:table-cell>
          <table:table-cell table:formula="of:=DEC2HEX([.A247]+1048576)" office:value-type="string" office:string-value="10B000" calcext:value-type="string">
            <text:p>10B000</text:p>
          </table:table-cell>
          <table:covered-table-cell table:style-name="ce99"/>
          <table:table-cell/>
        </table:table-row>
        <table:table-row table:style-name="ro1">
          <table:table-cell office:value-type="float" office:value="40960" calcext:value-type="float">
            <text:p>40960</text:p>
          </table:table-cell>
          <table:table-cell table:formula="of:=DEC2HEX([.A248]+1048576)" office:value-type="string" office:string-value="10A000" calcext:value-type="string">
            <text:p>10A000</text:p>
          </table:table-cell>
          <table:covered-table-cell table:style-name="ce99"/>
          <table:table-cell/>
        </table:table-row>
        <table:table-row table:style-name="ro1">
          <table:table-cell office:value-type="float" office:value="36864" calcext:value-type="float">
            <text:p>36864</text:p>
          </table:table-cell>
          <table:table-cell table:formula="of:=DEC2HEX([.A249]+1048576)" office:value-type="string" office:string-value="109000" calcext:value-type="string">
            <text:p>109000</text:p>
          </table:table-cell>
          <table:covered-table-cell table:style-name="ce99"/>
          <table:table-cell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DEC2HEX([.A250]+1048576)" office:value-type="string" office:string-value="108000" calcext:value-type="string">
            <text:p>108000</text:p>
          </table:table-cell>
          <table:covered-table-cell table:style-name="ce99"/>
          <table:table-cell/>
        </table:table-row>
        <table:table-row table:style-name="ro1">
          <table:table-cell office:value-type="float" office:value="28672" calcext:value-type="float">
            <text:p>28672</text:p>
          </table:table-cell>
          <table:table-cell table:formula="of:=DEC2HEX([.A251]+1048576)" office:value-type="string" office:string-value="107000" calcext:value-type="string">
            <text:p>107000</text:p>
          </table:table-cell>
          <table:covered-table-cell table:style-name="ce99"/>
          <table:table-cell/>
        </table:table-row>
        <table:table-row table:style-name="ro1">
          <table:table-cell office:value-type="float" office:value="24576" calcext:value-type="float">
            <text:p>24576</text:p>
          </table:table-cell>
          <table:table-cell table:formula="of:=DEC2HEX([.A252]+1048576)" office:value-type="string" office:string-value="106000" calcext:value-type="string">
            <text:p>106000</text:p>
          </table:table-cell>
          <table:covered-table-cell table:style-name="ce99"/>
          <table:table-cell/>
        </table:table-row>
        <table:table-row table:style-name="ro1">
          <table:table-cell office:value-type="float" office:value="20480" calcext:value-type="float">
            <text:p>20480</text:p>
          </table:table-cell>
          <table:table-cell table:formula="of:=DEC2HEX([.A253]+1048576)" office:value-type="string" office:string-value="105000" calcext:value-type="string">
            <text:p>105000</text:p>
          </table:table-cell>
          <table:covered-table-cell table:style-name="ce99"/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DEC2HEX([.A254]+1048576)" office:value-type="string" office:string-value="104000" calcext:value-type="string">
            <text:p>104000</text:p>
          </table:table-cell>
          <table:covered-table-cell table:style-name="ce99"/>
          <table:table-cell/>
        </table:table-row>
        <table:table-row table:style-name="ro1">
          <table:table-cell office:value-type="float" office:value="12288" calcext:value-type="float">
            <text:p>12288</text:p>
          </table:table-cell>
          <table:table-cell table:formula="of:=DEC2HEX([.A255]+1048576)" office:value-type="string" office:string-value="103000" calcext:value-type="string">
            <text:p>103000</text:p>
          </table:table-cell>
          <table:covered-table-cell table:style-name="ce99"/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DEC2HEX([.A256]+1048576)" office:value-type="string" office:string-value="102000" calcext:value-type="string">
            <text:p>102000</text:p>
          </table:table-cell>
          <table:covered-table-cell table:style-name="ce99"/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DEC2HEX([.A257]+1048576)" office:value-type="string" office:string-value="101000" calcext:value-type="string">
            <text:p>101000</text:p>
          </table:table-cell>
          <table:covered-table-cell table:style-name="ce99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HEX([.A258]+1048576)" office:value-type="string" office:string-value="100000" calcext:value-type="string">
            <text:p>100000</text:p>
          </table:table-cell>
          <table:covered-table-cell table:style-name="ce99"/>
          <table:table-cell office:value-type="string" calcext:value-type="string">
            <text:p>KSTART</text:p>
          </table:table-cell>
        </table:table-row>
      </table:table>
      <table:table table:name="Sheet3" table:style-name="ta1">
        <table:table-column table:style-name="co3" table:number-columns-repeated="4" table:default-cell-style-name="ce76"/>
        <table:table-column table:style-name="co3" table:default-cell-style-name="ce82"/>
        <table:table-column table:style-name="co3" table:number-columns-repeated="6" table:default-cell-style-name="Default"/>
        <table:table-row table:style-name="ro1">
          <table:table-cell table:style-name="ce74" office:value-type="string" calcext:value-type="string" table:number-columns-spanned="5" table:number-rows-spanned="1">
            <text:p>Qemu, MEM 10 MB</text:p>
          </table:table-cell>
          <table:covered-table-cell table:number-columns-repeated="4" table:style-name="ce101"/>
          <table:table-cell table:number-columns-repeated="6"/>
        </table:table-row>
        <table:table-row table:style-name="ro1">
          <table:table-cell table:style-name="ce101" office:value-type="string" calcext:value-type="string">
            <text:p>Start</text:p>
          </table:table-cell>
          <table:table-cell table:style-name="ce101" office:value-type="string" calcext:value-type="string">
            <text:p>Length</text:p>
          </table:table-cell>
          <table:table-cell table:style-name="ce101" office:value-type="string" calcext:value-type="string">
            <text:p>End</text:p>
          </table:table-cell>
          <table:table-cell table:style-name="ce101" office:value-type="string" calcext:value-type="string">
            <text:p>Gap</text:p>
          </table:table-cell>
          <table:table-cell table:style-name="ce101" office:value-type="string" calcext:value-type="string">
            <text:p>Type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9FC00</text:p>
          </table:table-cell>
          <table:table-cell table:formula="of:=DEC2HEX(HEX2DEC([.A3])+HEX2DEC([.B3]))" office:value-type="string" office:string-value="9FC00" calcext:value-type="string">
            <text:p>9FC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FC00</text:p>
          </table:table-cell>
          <table:table-cell office:value-type="float" office:value="400" calcext:value-type="float">
            <text:p>400</text:p>
          </table:table-cell>
          <table:table-cell table:formula="of:=DEC2HEX(HEX2DEC([.A4])+HEX2DEC([.B4]))" office:value-type="string" office:string-value="A0000" calcext:value-type="string">
            <text:p>A0000</text:p>
          </table:table-cell>
          <table:table-cell table:formula="of:=DEC2HEX(HEX2DEC([.A4])-HEX2DEC([.C3]))" office:value-type="string" office:string-value="0" calcext:value-type="string">
            <text:p>0</text:p>
          </table:table-cell>
          <table:table-cell office:value-type="string" calcext:value-type="string">
            <text:p>Us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0000</text:p>
          </table:table-cell>
          <table:table-cell office:value-type="float" office:value="10000" calcext:value-type="float">
            <text:p>10000</text:p>
          </table:table-cell>
          <table:table-cell table:formula="of:=DEC2HEX(HEX2DEC([.A5])+HEX2DEC([.B5]))" office:value-type="string" office:string-value="100000" calcext:value-type="string">
            <text:p>100000</text:p>
          </table:table-cell>
          <table:table-cell table:formula="of:=DEC2HEX(HEX2DEC([.A5])-HEX2DEC([.C4]))" office:value-type="string" office:string-value="50000" calcext:value-type="string">
            <text:p>50000</text:p>
          </table:table-cell>
          <table:table-cell office:value-type="string" calcext:value-type="string">
            <text:p>Used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8E0000</text:p>
          </table:table-cell>
          <table:table-cell table:formula="of:=DEC2HEX(HEX2DEC([.A6])+HEX2DEC([.B6]))" office:value-type="string" office:string-value="9E0000" calcext:value-type="string">
            <text:p>9E0000</text:p>
          </table:table-cell>
          <table:table-cell table:formula="of:=DEC2HEX(HEX2DEC([.A6])-HEX2DEC([.C5]))" office:value-type="string" office:string-value="0" calcext:value-type="string">
            <text:p>0</text:p>
          </table:table-cell>
          <table:table-cell office:value-type="string" calcext:value-type="string">
            <text:p>Free</text:p>
          </table:table-cell>
          <table:table-cell table:number-columns-repeated="6"/>
        </table:table-row>
        <table:table-row table:style-name="ro1">
          <table:table-cell table:style-name="ce77" office:value-type="string" calcext:value-type="string">
            <text:p>9E0000</text:p>
          </table:table-cell>
          <table:table-cell office:value-type="float" office:value="20000" calcext:value-type="float">
            <text:p>20000</text:p>
          </table:table-cell>
          <table:table-cell table:formula="of:=DEC2HEX(HEX2DEC([.A7])+HEX2DEC([.B7]))" office:value-type="string" office:string-value="A00000" calcext:value-type="string">
            <text:p>A00000</text:p>
          </table:table-cell>
          <table:table-cell table:formula="of:=DEC2HEX(HEX2DEC([.A7])-HEX2DEC([.C6]))" office:value-type="string" office:string-value="0" calcext:value-type="string">
            <text:p>0</text:p>
          </table:table-cell>
          <table:table-cell office:value-type="string" calcext:value-type="string">
            <text:p>Us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FC0000</text:p>
          </table:table-cell>
          <table:table-cell office:value-type="float" office:value="40000" calcext:value-type="float">
            <text:p>40000</text:p>
          </table:table-cell>
          <table:table-cell table:formula="of:=DEC2HEX(HEX2DEC([.A8])+HEX2DEC([.B8]))" office:value-type="string" office:string-value="100000000" calcext:value-type="string">
            <text:p>100000000</text:p>
          </table:table-cell>
          <table:table-cell table:formula="of:=DEC2HEX(HEX2DEC([.A8])-HEX2DEC([.C7]))" office:value-type="string" office:string-value="FF5C0000" calcext:value-type="string">
            <text:p>FF5C0000</text:p>
          </table:table-cell>
          <table:table-cell office:value-type="string" calcext:value-type="string">
            <text:p>Used</text:p>
          </table:table-cell>
          <table:table-cell table:number-columns-repeated="6"/>
        </table:table-row>
        <table:table-row table:style-name="ro1">
          <table:table-cell table:style-name="ce52"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74" office:value-type="string" calcext:value-type="string" table:number-columns-spanned="5" table:number-rows-spanned="1">
            <text:p>VirtualBox, MEM 10 MB</text:p>
          </table:table-cell>
          <table:covered-table-cell table:number-columns-repeated="3" table:style-name="ce52"/>
          <table:covered-table-cell table:style-name="Default"/>
          <table:table-cell/>
          <table:table-cell table:style-name="ce74" office:value-type="string" calcext:value-type="string" table:number-columns-spanned="5" table:number-rows-spanned="1">
            <text:p>VirtualBox, MEM 1000 MB</text:p>
          </table:table-cell>
          <table:covered-table-cell table:number-columns-repeated="3" table:style-name="ce52"/>
          <table:covered-table-cell/>
        </table:table-row>
        <table:table-row table:style-name="ro1">
          <table:table-cell table:style-name="ce101" office:value-type="string" calcext:value-type="string">
            <text:p>Start</text:p>
          </table:table-cell>
          <table:table-cell table:style-name="ce101" office:value-type="string" calcext:value-type="string">
            <text:p>Length</text:p>
          </table:table-cell>
          <table:table-cell table:style-name="ce101" office:value-type="string" calcext:value-type="string">
            <text:p>End</text:p>
          </table:table-cell>
          <table:table-cell table:style-name="ce101" office:value-type="string" calcext:value-type="string">
            <text:p>Gap</text:p>
          </table:table-cell>
          <table:table-cell table:style-name="ce101" office:value-type="string" calcext:value-type="string">
            <text:p>Type</text:p>
          </table:table-cell>
          <table:table-cell/>
          <table:table-cell table:style-name="ce101" office:value-type="string" calcext:value-type="string">
            <text:p>Start</text:p>
          </table:table-cell>
          <table:table-cell table:style-name="ce101" office:value-type="string" calcext:value-type="string">
            <text:p>Length</text:p>
          </table:table-cell>
          <table:table-cell table:style-name="ce101" office:value-type="string" calcext:value-type="string">
            <text:p>End</text:p>
          </table:table-cell>
          <table:table-cell table:style-name="ce101" office:value-type="string" calcext:value-type="string">
            <text:p>Gap</text:p>
          </table:table-cell>
          <table:table-cell table:style-name="ce101" office:value-type="string" calcext:value-type="string">
            <text:p>Type</text:p>
          </table:table-cell>
        </table:table-row>
        <table:table-row table:style-name="ro1"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9FC00</text:p>
          </table:table-cell>
          <table:table-cell table:style-name="ce78" table:formula="of:=DEC2HEX(HEX2DEC([.A12])+HEX2DEC([.B12]))" office:value-type="string" office:string-value="9FC00" calcext:value-type="string">
            <text:p>9FC00</text:p>
          </table:table-cell>
          <table:table-cell table:style-name="ce78" office:value-type="string" calcext:value-type="string">
            <text:p>-</text:p>
          </table:table-cell>
          <table:table-cell table:style-name="ce83" office:value-type="string" calcext:value-type="string">
            <text:p>Free</text:p>
          </table:table-cell>
          <table:table-cell table:style-name="ce86"/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9FC00</text:p>
          </table:table-cell>
          <table:table-cell table:style-name="ce78" table:formula="of:=DEC2HEX(HEX2DEC([.G12])+HEX2DEC([.H12]))" office:value-type="string" office:string-value="9FC00" calcext:value-type="string">
            <text:p>9FC00</text:p>
          </table:table-cell>
          <table:table-cell table:style-name="ce78" office:value-type="string" calcext:value-type="string">
            <text:p>-</text:p>
          </table:table-cell>
          <table:table-cell table:style-name="ce83" office:value-type="string" calcext:value-type="string">
            <text:p>Free</text:p>
          </table:table-cell>
        </table:table-row>
        <table:table-row table:style-name="ro1">
          <table:table-cell table:style-name="ce79" office:value-type="string" calcext:value-type="string">
            <text:p>9FC00</text:p>
          </table:table-cell>
          <table:table-cell table:style-name="ce79" office:value-type="float" office:value="400" calcext:value-type="float">
            <text:p>400</text:p>
          </table:table-cell>
          <table:table-cell table:style-name="ce79" table:formula="of:=DEC2HEX(HEX2DEC([.A13])+HEX2DEC([.B13]))" office:value-type="string" office:string-value="A0000" calcext:value-type="string">
            <text:p>A0000</text:p>
          </table:table-cell>
          <table:table-cell table:style-name="ce79" table:formula="of:=DEC2HEX(HEX2DEC([.A13])-HEX2DEC([.C12]))" office:value-type="string" office:string-value="0" calcext:value-type="string">
            <text:p>0</text:p>
          </table:table-cell>
          <table:table-cell table:style-name="ce84" office:value-type="string" calcext:value-type="string">
            <text:p>Used</text:p>
          </table:table-cell>
          <table:table-cell table:style-name="ce87"/>
          <table:table-cell table:style-name="ce79" office:value-type="string" calcext:value-type="string">
            <text:p>9FC00</text:p>
          </table:table-cell>
          <table:table-cell table:style-name="ce79" office:value-type="float" office:value="400" calcext:value-type="float">
            <text:p>400</text:p>
          </table:table-cell>
          <table:table-cell table:style-name="ce79" table:formula="of:=DEC2HEX(HEX2DEC([.G13])+HEX2DEC([.H13]))" office:value-type="string" office:string-value="A0000" calcext:value-type="string">
            <text:p>A0000</text:p>
          </table:table-cell>
          <table:table-cell table:style-name="ce79" table:formula="of:=DEC2HEX(HEX2DEC([.G13])-HEX2DEC([.I12]))" office:value-type="string" office:string-value="0" calcext:value-type="string">
            <text:p>0</text:p>
          </table:table-cell>
          <table:table-cell table:style-name="ce84" office:value-type="string" calcext:value-type="string">
            <text:p>Used</text:p>
          </table:table-cell>
        </table:table-row>
        <table:table-row table:style-name="ro1">
          <table:table-cell table:style-name="ce79" office:value-type="string" calcext:value-type="string">
            <text:p>F0000</text:p>
          </table:table-cell>
          <table:table-cell table:style-name="ce79" office:value-type="float" office:value="10000" calcext:value-type="float">
            <text:p>10000</text:p>
          </table:table-cell>
          <table:table-cell table:style-name="ce79" table:formula="of:=DEC2HEX(HEX2DEC([.A14])+HEX2DEC([.B14]))" office:value-type="string" office:string-value="100000" calcext:value-type="string">
            <text:p>100000</text:p>
          </table:table-cell>
          <table:table-cell table:style-name="ce79" table:formula="of:=DEC2HEX(HEX2DEC([.A14])-HEX2DEC([.C13]))" office:value-type="string" office:string-value="50000" calcext:value-type="string">
            <text:p>50000</text:p>
          </table:table-cell>
          <table:table-cell table:style-name="ce84" office:value-type="string" calcext:value-type="string">
            <text:p>Used</text:p>
          </table:table-cell>
          <table:table-cell table:style-name="ce87"/>
          <table:table-cell table:style-name="ce79" office:value-type="string" calcext:value-type="string">
            <text:p>F0000</text:p>
          </table:table-cell>
          <table:table-cell table:style-name="ce79" office:value-type="float" office:value="10000" calcext:value-type="float">
            <text:p>10000</text:p>
          </table:table-cell>
          <table:table-cell table:style-name="ce79" table:formula="of:=DEC2HEX(HEX2DEC([.G14])+HEX2DEC([.H14]))" office:value-type="string" office:string-value="100000" calcext:value-type="string">
            <text:p>100000</text:p>
          </table:table-cell>
          <table:table-cell table:style-name="ce79" table:formula="of:=DEC2HEX(HEX2DEC([.G14])-HEX2DEC([.I13]))" office:value-type="string" office:string-value="50000" calcext:value-type="string">
            <text:p>50000</text:p>
          </table:table-cell>
          <table:table-cell table:style-name="ce84" office:value-type="string" calcext:value-type="string">
            <text:p>Used</text:p>
          </table:table-cell>
        </table:table-row>
        <table:table-row table:style-name="ro1">
          <table:table-cell table:style-name="ce78" office:value-type="float" office:value="100000" calcext:value-type="float">
            <text:p>100000</text:p>
          </table:table-cell>
          <table:table-cell table:style-name="ce78" office:value-type="string" calcext:value-type="string">
            <text:p>8F0000</text:p>
          </table:table-cell>
          <table:table-cell table:style-name="ce78" table:formula="of:=DEC2HEX(HEX2DEC([.A15])+HEX2DEC([.B15]))" office:value-type="string" office:string-value="9F0000" calcext:value-type="string">
            <text:p>9F0000</text:p>
          </table:table-cell>
          <table:table-cell table:style-name="ce78" table:formula="of:=DEC2HEX(HEX2DEC([.A15])-HEX2DEC([.C14]))" office:value-type="string" office:string-value="0" calcext:value-type="string">
            <text:p>0</text:p>
          </table:table-cell>
          <table:table-cell table:style-name="ce83" office:value-type="string" calcext:value-type="string">
            <text:p>Free</text:p>
          </table:table-cell>
          <table:table-cell table:style-name="ce86"/>
          <table:table-cell table:style-name="ce78" office:value-type="float" office:value="100000" calcext:value-type="float">
            <text:p>100000</text:p>
          </table:table-cell>
          <table:table-cell table:style-name="ce78" office:value-type="string" calcext:value-type="string">
            <text:p>3E6F0000</text:p>
          </table:table-cell>
          <table:table-cell table:style-name="ce78" table:formula="of:=DEC2HEX(HEX2DEC([.G15])+HEX2DEC([.H15]))" office:value-type="string" office:string-value="3E7F0000" calcext:value-type="string">
            <text:p>3E7F0000</text:p>
          </table:table-cell>
          <table:table-cell table:style-name="ce78" table:formula="of:=DEC2HEX(HEX2DEC([.G15])-HEX2DEC([.I14]))" office:value-type="string" office:string-value="0" calcext:value-type="string">
            <text:p>0</text:p>
          </table:table-cell>
          <table:table-cell table:style-name="ce83" office:value-type="string" calcext:value-type="string">
            <text:p>Free</text:p>
          </table:table-cell>
        </table:table-row>
        <table:table-row table:style-name="ro1">
          <table:table-cell table:style-name="ce80" office:value-type="string" calcext:value-type="string">
            <text:p>9F0000</text:p>
          </table:table-cell>
          <table:table-cell table:style-name="ce78" office:value-type="float" office:value="10000" calcext:value-type="float">
            <text:p>10000</text:p>
          </table:table-cell>
          <table:table-cell table:style-name="ce78" table:formula="of:=DEC2HEX(HEX2DEC([.A16])+HEX2DEC([.B16]))" office:value-type="string" office:string-value="A00000" calcext:value-type="string">
            <text:p>A00000</text:p>
          </table:table-cell>
          <table:table-cell table:style-name="ce78" table:formula="of:=DEC2HEX(HEX2DEC([.A16])-HEX2DEC([.C15]))" office:value-type="string" office:string-value="0" calcext:value-type="string">
            <text:p>0</text:p>
          </table:table-cell>
          <table:table-cell table:style-name="ce83" office:value-type="string" calcext:value-type="string">
            <text:p>Can be used</text:p>
          </table:table-cell>
          <table:table-cell table:style-name="ce86"/>
          <table:table-cell table:style-name="ce80" office:value-type="string" calcext:value-type="string">
            <text:p>3E7F0000</text:p>
          </table:table-cell>
          <table:table-cell table:style-name="ce78" office:value-type="float" office:value="10000" calcext:value-type="float">
            <text:p>10000</text:p>
          </table:table-cell>
          <table:table-cell table:style-name="ce78" table:formula="of:=DEC2HEX(HEX2DEC([.G16])+HEX2DEC([.H16]))" office:value-type="string" office:string-value="3E800000" calcext:value-type="string">
            <text:p>3E800000</text:p>
          </table:table-cell>
          <table:table-cell table:style-name="ce78" table:formula="of:=DEC2HEX(HEX2DEC([.G16])-HEX2DEC([.I15]))" office:value-type="string" office:string-value="0" calcext:value-type="string">
            <text:p>0</text:p>
          </table:table-cell>
          <table:table-cell table:style-name="ce83" office:value-type="string" calcext:value-type="string">
            <text:p>Can be used</text:p>
          </table:table-cell>
        </table:table-row>
        <table:table-row table:style-name="ro1">
          <table:table-cell table:style-name="ce81" office:value-type="string" calcext:value-type="string">
            <text:p>FEC00000</text:p>
          </table:table-cell>
          <table:table-cell table:style-name="ce81" office:value-type="float" office:value="1000" calcext:value-type="float">
            <text:p>1000</text:p>
          </table:table-cell>
          <table:table-cell table:style-name="ce81" table:formula="of:=DEC2HEX(HEX2DEC([.A17])+HEX2DEC([.B17]))" office:value-type="string" office:string-value="FEC01000" calcext:value-type="string">
            <text:p>FEC01000</text:p>
          </table:table-cell>
          <table:table-cell table:style-name="ce81" table:formula="of:=DEC2HEX(HEX2DEC([.A17])-HEX2DEC([.C16]))" office:value-type="string" office:string-value="FE200000" calcext:value-type="string">
            <text:p>FE200000</text:p>
          </table:table-cell>
          <table:table-cell table:style-name="ce85" office:value-type="string" calcext:value-type="string">
            <text:p>Used</text:p>
          </table:table-cell>
          <table:table-cell table:style-name="ce88"/>
          <table:table-cell table:style-name="ce81" office:value-type="string" calcext:value-type="string">
            <text:p>FEC00000</text:p>
          </table:table-cell>
          <table:table-cell table:style-name="ce81" office:value-type="float" office:value="1000" calcext:value-type="float">
            <text:p>1000</text:p>
          </table:table-cell>
          <table:table-cell table:style-name="ce81" table:formula="of:=DEC2HEX(HEX2DEC([.G17])+HEX2DEC([.H17]))" office:value-type="string" office:string-value="FEC01000" calcext:value-type="string">
            <text:p>FEC01000</text:p>
          </table:table-cell>
          <table:table-cell table:style-name="ce81" table:formula="of:=DEC2HEX(HEX2DEC([.G17])-HEX2DEC([.I16]))" office:value-type="string" office:string-value="C0400000" calcext:value-type="string">
            <text:p>C0400000</text:p>
          </table:table-cell>
          <table:table-cell table:style-name="ce85" office:value-type="string" calcext:value-type="string">
            <text:p>Used</text:p>
          </table:table-cell>
        </table:table-row>
        <table:table-row table:style-name="ro1">
          <table:table-cell table:style-name="ce81" office:value-type="string" calcext:value-type="string">
            <text:p>FEE00000</text:p>
          </table:table-cell>
          <table:table-cell table:style-name="ce81" office:value-type="float" office:value="1000" calcext:value-type="float">
            <text:p>1000</text:p>
          </table:table-cell>
          <table:table-cell table:style-name="ce81" table:formula="of:=DEC2HEX(HEX2DEC([.A18])+HEX2DEC([.B18]))" office:value-type="string" office:string-value="FEE01000" calcext:value-type="string">
            <text:p>FEE01000</text:p>
          </table:table-cell>
          <table:table-cell table:style-name="ce81" table:formula="of:=DEC2HEX(HEX2DEC([.A18])-HEX2DEC([.C17]))" office:value-type="string" office:string-value="1FF000" calcext:value-type="string">
            <text:p>1FF000</text:p>
          </table:table-cell>
          <table:table-cell table:style-name="ce85" office:value-type="string" calcext:value-type="string">
            <text:p>Used</text:p>
          </table:table-cell>
          <table:table-cell table:style-name="ce88"/>
          <table:table-cell table:style-name="ce81" office:value-type="string" calcext:value-type="string">
            <text:p>FEE00000</text:p>
          </table:table-cell>
          <table:table-cell table:style-name="ce81" office:value-type="float" office:value="1000" calcext:value-type="float">
            <text:p>1000</text:p>
          </table:table-cell>
          <table:table-cell table:style-name="ce81" table:formula="of:=DEC2HEX(HEX2DEC([.G18])+HEX2DEC([.H18]))" office:value-type="string" office:string-value="FEE01000" calcext:value-type="string">
            <text:p>FEE01000</text:p>
          </table:table-cell>
          <table:table-cell table:style-name="ce81" table:formula="of:=DEC2HEX(HEX2DEC([.G18])-HEX2DEC([.I17]))" office:value-type="string" office:string-value="1FF000" calcext:value-type="string">
            <text:p>1FF000</text:p>
          </table:table-cell>
          <table:table-cell table:style-name="ce85" office:value-type="string" calcext:value-type="string">
            <text:p>Used</text:p>
          </table:table-cell>
        </table:table-row>
        <table:table-row table:style-name="ro1">
          <table:table-cell table:style-name="ce81" office:value-type="string" calcext:value-type="string">
            <text:p>FFFC0000</text:p>
          </table:table-cell>
          <table:table-cell table:style-name="ce81" office:value-type="float" office:value="40000" calcext:value-type="float">
            <text:p>40000</text:p>
          </table:table-cell>
          <table:table-cell table:style-name="ce81" table:formula="of:=DEC2HEX(HEX2DEC([.A19])+HEX2DEC([.B19]))" office:value-type="string" office:string-value="100000000" calcext:value-type="string">
            <text:p>100000000</text:p>
          </table:table-cell>
          <table:table-cell table:style-name="ce81" table:formula="of:=DEC2HEX(HEX2DEC([.A19])-HEX2DEC([.C18]))" office:value-type="string" office:string-value="11BF000" calcext:value-type="string">
            <text:p>11BF000</text:p>
          </table:table-cell>
          <table:table-cell table:style-name="ce85" office:value-type="string" calcext:value-type="string">
            <text:p>Used</text:p>
          </table:table-cell>
          <table:table-cell table:style-name="ce88"/>
          <table:table-cell table:style-name="ce81" office:value-type="string" calcext:value-type="string">
            <text:p>FFFC0000</text:p>
          </table:table-cell>
          <table:table-cell table:style-name="ce81" office:value-type="float" office:value="40000" calcext:value-type="float">
            <text:p>40000</text:p>
          </table:table-cell>
          <table:table-cell table:style-name="ce81" table:formula="of:=DEC2HEX(HEX2DEC([.G19])+HEX2DEC([.H19]))" office:value-type="string" office:string-value="100000000" calcext:value-type="string">
            <text:p>100000000</text:p>
          </table:table-cell>
          <table:table-cell table:style-name="ce81" table:formula="of:=DEC2HEX(HEX2DEC([.G19])-HEX2DEC([.I18]))" office:value-type="string" office:string-value="11BF000" calcext:value-type="string">
            <text:p>11BF000</text:p>
          </table:table-cell>
          <table:table-cell table:style-name="ce85" office:value-type="string" calcext:value-type="string">
            <text:p>Us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/00/0000</text:date>, <text:time style:data-style-name="N2" text:time-value="12:22:13.874296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21:17:42.613432799</meta:creation-date>
    <dc:date>2021-08-21T14:43:08.534697073</dc:date>
    <meta:editing-duration>P2DT9H49M42S</meta:editing-duration>
    <meta:editing-cycles>79</meta:editing-cycles>
    <meta:generator>LibreOffice/6.1.5.2$Linux_X86_64 LibreOffice_project/10$Build-2</meta:generator>
    <meta:document-statistic meta:table-count="3" meta:cell-count="725" meta:object-count="0"/>
  </office:meta>
</office:document-meta>
</file>